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Arial" officeooo:paragraph-rsid="01869af7"/>
    </style:style>
    <style:style style:name="T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ff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6b0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850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96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97f2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cd0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c08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a48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bb0b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9b5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6d7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76c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2a1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5964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9af5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fd1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902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03de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252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360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7f6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a955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44c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72d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078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90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11b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c921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1725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db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9aaf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ba0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046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30d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468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893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b04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d024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3e0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f4b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f639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1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f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95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e526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3cfc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5235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41b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9af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5235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9af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1cb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cffa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3d49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aaad1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edd1d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7b5a5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3de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920c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b2033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c9217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dbba6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88e6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7422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ad8d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6292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252aa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ac0e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fb0e2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2b3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4b82b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c4ff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edb08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69af7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8432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a725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b69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203e8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1a82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4a9e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54a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eb7a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6e80d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3f82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8fef2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080fe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18c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907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cd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4d4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5561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b04d4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dab6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56ada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72d51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db2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a48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f072f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0ff9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dddc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f7e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77da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5235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f15b1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f6a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366c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d3fd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eb56b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24622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633b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df87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20899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550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daab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b4c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cad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1f4e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08eec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becda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256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9aaff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69af7" fo:background-color="transparent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69af7" fo:background-color="transparent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384322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6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fo:background-color="#ffff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6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14daab6" fo:background-color="#ff3333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7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ccff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23d49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9b59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902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3de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d3fde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ac0e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5964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360fa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6123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69af7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dddc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5235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becda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2562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5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52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3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b3b0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4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ea054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5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ffedc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8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9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0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1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2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3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4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5" style:family="text">
      <style:text-properties fo:color="#ffffff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6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3a9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4a3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c3f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ff44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843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825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dc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073b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22e5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e2b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df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213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5cc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3fe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560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6324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9201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dae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ac48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e0c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561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2d0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67bb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f21f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1ebc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49a6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73b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cf2e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2c9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a671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135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f0c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0cf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248e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83b4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b3a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cb7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d6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0f6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7a6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5db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8d39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d05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4b5f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306f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89b8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97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d045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f4d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89c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e12b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410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83ce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b4c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b6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0457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3d23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59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700b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c12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f23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32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46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12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41b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3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1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4" style:family="text">
      <style:text-properties style:text-outline="false" style:text-line-through-style="none" style:text-line-through-type="none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c1b4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39d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3da5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0513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762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b8e9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b83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a69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949fc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e67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2952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4ca9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a0e1b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b7d9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a74b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85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9d2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41b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0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dddddd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2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#000000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3" style:family="text">
      <style:text-properties style:text-outline="false" style:text-line-through-style="none" style:text-line-through-type="none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4" style:family="text">
      <style:text-properties style:text-outline="false" style:text-line-through-style="none" style:text-line-through-type="none" fo:font-size="24pt" fo:font-style="italic" fo:text-shadow="none" style:text-underline-style="none" fo:font-weight="normal" officeooo:rsid="00339df1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5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transparent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1e7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22e5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0b179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045a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220e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0ad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264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f1e7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49a64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83ce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808ee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9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c925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2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3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9d48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a50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e087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ffca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0ded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f19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a73c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b69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30e1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46b2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a62d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80383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c1666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e0c3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05e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561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1ebc4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da7a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fcb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5fb7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8a00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d482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fb11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0c98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135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f94ba0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5975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eae1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62d1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2aef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2b83b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6d40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790e3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825c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13f1a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248ef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98ec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1479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5e46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f6398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8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4af3c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3e4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d4404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2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3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a74b9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d242f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e92b9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a2596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4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99ff66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5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0000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6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7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da6ef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8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6d405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9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c949fc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60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3a3e42" fo:background-color="#66ff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61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58e2be" fo:background-color="#66ff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62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83ce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f23c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6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3da5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5762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741a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5cce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e670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2952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c925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5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2b83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1561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da7a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135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4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67bb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13f1a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949fc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e248ef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5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8cbba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d242f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e92b9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cccccc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8e2be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d4404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3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4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ff66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5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6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7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ff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8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9" style:family="text">
      <style:text-properties style:text-outline="false" style:text-line-through-style="none" style:text-line-through-type="none" fo:font-size="12pt" fo:font-style="italic" fo:text-shadow="none" style:text-underline-style="none" fo:font-weight="normal" officeooo:rsid="0028cbba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40" style:family="text">
      <style:text-properties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9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0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bold" fo:background-color="#000000" loext:char-shading-value="0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 style:text-overline-style="none" style:text-overline-color="font-color"/>
    </style:style>
    <style:style style:name="T75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7f675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b9cf8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5157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3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7034b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ea520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0b3a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2fd40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7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32e6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8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46378d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7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132e6c1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71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2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3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4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5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6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7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a73c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4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6123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69af7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5235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normal" fo:background-color="#ff3333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92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93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94" style:family="text">
      <style:text-properties fo:color="#aecf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50">(</text:span><text:span text:style-name="T741">\s</text:span><text:span text:style-name="T749">(?!\S+?_nn[ult]?2?</text:span><text:span text:style-name="T742"> </text:span><text:span text:style-name="T749">\S+?_i\S</text:span><text:span text:style-name="T742"> </text:span><text:span text:style-name="T749">\S+?_</text:span><text:span text:style-name="T2">(a\S+|d\S+|m\S+)</text:span><text:span text:style-name="T121"> </text:span><text:span text:style-name="T759">(?#</text:span><text:span text:style-name="T773"> Results of the . . .</text:span><text:span text:style-name="T765">.</text:span><text:span text:style-name="T769">)</text:span><text:span text:style-name="T61">(</text:span><text:span text:style-name="T2">\S+?_(jj[rt]?|md</text:span><text:span text:style-name="T749">)</text:span><text:span text:style-name="T742"> </text:span><text:span text:style-name="T749">\S+?_n\S+</text:span><text:span text:style-name="T742"> </text:span><text:span text:style-name="T749">\S+?_i\S</text:span><text:span text:style-name="T742"> </text:span><text:span text:style-name="T749">\S+?_</text:span><text:span text:style-name="T2">(a\S+|d\S+|m\S+)</text:span><text:span text:style-name="T121"> </text:span><text:span text:style-name="T2">\S+?_(jj[rt]?|md)</text:span><text:span text:style-name="T765">(?#Reject pattern </text:span><text:span text:style-name="T887">results from the</text:span><text:span text:style-name="T773"> first round of the presidential</text:span><text:span text:style-name="T765"> </text:span><text:span text:style-name="T887">election</text:span><text:span text:style-name="T765">)</text:span><text:span text:style-name="T61">|\S+?_nn1</text:span><text:span text:style-name="T149"> </text:span><text:span text:style-name="T61">\S+?_i\S</text:span><text:span text:style-name="T149"> </text:span><text:span text:style-name="T752">\S+?_</text:span><text:span text:style-name="T61">(a\S+|d\S+|m\S+)</text:span><text:span text:style-name="T149"> </text:span><text:span text:style-name="T61">\S+?_nn1</text:span><text:span text:style-name="T149"> </text:span><text:span text:style-name="T61">\S+?_i\S</text:span><text:span text:style-name="T760">(?#Reject pattern</text:span><text:span text:style-name="T771"> </text:span><text:span text:style-name="T887">results from the</text:span><text:span text:style-name="T771"> office of the Superintendent of </text:span><text:span text:style-name="T886">bankruptcy</text:span><text:span text:style-name="T760">)</text:span><text:span text:style-name="T72">|</text:span><text:span text:style-name="T81">\S+?_n[np]1 </text:span><text:span text:style-name="T72">\S+?_ge</text:span><text:span text:style-name="T156"> </text:span><text:span text:style-name="T72">\S+?_nn1</text:span><text:span text:style-name="T156"> </text:span><text:span text:style-name="T72">\S+?_i\S</text:span><text:span text:style-name="T156"> </text:span><text:span text:style-name="T72">\S+?_jj[rt]?</text:span><text:span text:style-name="T764">(?#</text:span><text:span text:style-name="T765">Reject pattern </text:span><text:span text:style-name="T887">graduates with a</text:span><text:span text:style-name="T773"> master ’s degree in real</text:span><text:span text:style-name="T765"> </text:span><text:span text:style-name="T887">estate</text:span><text:span text:style-name="T764">)</text:span><text:span text:style-name="T754">|\S+?_nnu</text:span><text:span text:style-name="T745"> </text:span><text:span text:style-name="T754">\S+?_i\S</text:span><text:span text:style-name="T745"> </text:span><text:span text:style-name="T752">\S+?_</text:span><text:span text:style-name="T61">(a\S+|d\S+|m\S+)</text:span><text:span text:style-name="T149"> </text:span><text:span text:style-name="T82">\S+?_n[npd]\d</text:span><text:span text:style-name="T163"> </text:span><text:span text:style-name="T82">\S+?_ge</text:span><text:span text:style-name="T767">(?#Reject pattern </text:span><text:span text:style-name="T820">communities with 70</text:span><text:span text:style-name="T775"> percent of the North ’s </text:span><text:span text:style-name="T820">population</text:span><text:span text:style-name="T767"> .</text:span><text:span text:style-name="T770">)</text:span><text:span text:style-name="T756">|\S+?_jj[rt]?</text:span><text:span text:style-name="T747"> </text:span><text:span text:style-name="T756">\S+?_mc</text:span><text:span text:style-name="T747"> </text:span><text:span text:style-name="T756">\S+?_nnt2</text:span><text:span text:style-name="T747"> </text:span><text:span text:style-name="T757">of_io</text:span><text:span text:style-name="T748"> </text:span><text:span text:style-name="T757">\S+?_nn1</text:span><text:span text:style-name="T767">(?#Reject pattern </text:span><text:span text:style-name="T822">people with a</text:span><text:span text:style-name="T775"> </text:span><text:span text:style-name="T777">combined five decades of oil</text:span><text:span text:style-name="T775"> </text:span><text:span text:style-name="T777">experience</text:span><text:span text:style-name="T767">.</text:span><text:span text:style-name="T770">)</text:span><text:span text:style-name="T61">)</text:span><text:span text:style-name="T46">|(\S+?_(vm|vd[dz])|</text:span><text:span text:style-name="T47">(</text:span><text:span text:style-name="T46">[Mm]a[kd][ei](s|ing)?|[Ll]et(s|ting)?)_</text:span><text:span text:style-name="T47">vv\S)</text:span><text:span text:style-name="T139"> </text:span><text:span text:style-name="T47">\S+?_(nnt?1|jj[rt]?)</text:span><text:span text:style-name="T139"> </text:span><text:span text:style-name="T47">\S+?_nn\d?</text:span><text:span text:style-name="T139"> </text:span><text:span text:style-name="T47">,_,</text:span><text:span text:style-name="T139"> </text:span><text:span text:style-name="T47">\S+?_(nnt?1|jj[rt]?)</text:span><text:span text:style-name="T139"> </text:span><text:span text:style-name="T47">\S+?_nn\d?</text:span><text:span text:style-name="T139"> </text:span><text:span text:style-name="T47">\S+?_cc</text:span><text:span text:style-name="T139"> </text:span><text:span text:style-name="T47">\S+?_(nnt?1|jj[rt]?</text:span><text:span text:style-name="T48">)</text:span><text:span text:style-name="T760">(?</text:span><text:span text:style-name="T761">#</text:span><text:span text:style-name="T760">SLOT 9L STEP 2: Reject pattern </text:span><text:span text:style-name="T771">makes morning coffee, after-work drinks and morning </text:span><text:span text:style-name="T886">tea</text:span><text:span text:style-name="T771"> </text:span><text:span text:style-name="T886">feel</text:span><text:span text:style-name="T760"> .)</text:span><text:span text:style-name="T751">|(\S+?_(cs|rrq)</text:span><text:span text:style-name="T743"> </text:span><text:span text:style-name="T751">\S+?_(ii|rg)</text:span><text:span text:style-name="T743"> </text:span><text:span text:style-name="T751">\S+?_mc</text:span><text:span text:style-name="T743"> </text:span><text:span text:style-name="T751">\S+?_nnu(\d+)?</text:span><text:span text:style-name="T743"> </text:span><text:span text:style-name="T751">\S+?_nnu(\d+)?</text:span><text:span text:style-name="T743"> </text:span><text:span text:style-name="T751">\S+?_i\S</text:span><text:span text:style-name="T743"> </text:span><text:span text:style-name="T751">\S+?_n[np]\d?</text:span><text:span text:style-name="T743"> </text:span><text:span text:style-name="T751">\S+?_i\S)</text:span><text:span text:style-name="T762">(?#</text:span><text:span text:style-name="T763">SLOT 9L STEP 3: Reject pattern </text:span><text:span text:style-name="T772">While about 90 per cent of Inuit across </text:span><text:span text:style-name="T818">Canada</text:span><text:span text:style-name="T763"> .</text:span><text:span text:style-name="T762">)</text:span><text:span text:style-name="T753">|(\S+?_vbr</text:span><text:span text:style-name="T744"> </text:span><text:span text:style-name="T753">\S+?_(mc|da2)</text:span><text:span text:style-name="T744"> </text:span><text:span text:style-name="T753">\S+?_nnt2</text:span><text:span text:style-name="T744"> </text:span><text:span text:style-name="T753">\S+?_(jjr|rrr)</text:span><text:span text:style-name="T744"> </text:span><text:span text:style-name="T753">\S+?_csn</text:span><text:span text:style-name="T744"> </text:span><text:span text:style-name="T753">\S+?_</text:span><text:span text:style-name="T80">(a\S+|d\S+|m\S+)</text:span><text:span text:style-name="T162"> </text:span><text:span text:style-name="T80">\S+?_da</text:span><text:span text:style-name="T162"> </text:span><text:span text:style-name="T80">\S+?_jj[rt]?</text:span><text:span text:style-name="T753">)</text:span><text:span text:style-name="T766">(?#SLOT 9L STEP 3: Reject incorrectly tagged pattern </text:span><text:span text:style-name="T774">are seven times higher than our own terrestrial-based </text:span><text:span text:style-name="T819">toll connect_vv0 facilities</text:span><text:span text:style-name="T766">.)</text:span><text:span text:style-name="T755">|(\S+?_n\S+</text:span><text:span text:style-name="T746"> </text:span><text:span text:style-name="T755">\S+?_i\S </text:span><text:soft-page-break/><text:span text:style-name="T753">\S+?_</text:span><text:span text:style-name="T80">(a\S+|d\S+|m\S+)</text:span><text:span text:style-name="T162"> </text:span><text:span text:style-name="T94">\S+?_n\S+</text:span><text:span text:style-name="T172"> </text:span><text:span text:style-name="T94">\S+?_ge</text:span><text:span text:style-name="T172"> </text:span><text:span text:style-name="T94">\S+?_n\S+</text:span><text:span text:style-name="T172"> </text:span><text:span text:style-name="T94">\S+?_i\S</text:span><text:span text:style-name="T172"> </text:span><text:span text:style-name="T753">\S+?_</text:span><text:span text:style-name="T80">(a\S+|d\S+|m\S+)</text:span><text:span text:style-name="T755">)</text:span><text:span text:style-name="T768">(?#SLOT 9L STEP 4: Reject erroneously tagged pattern </text:span><text:span text:style-name="T776">produce from his uncle ’s farm at a </text:span><text:span text:style-name="T821">Calgary market_vv0</text:span><text:span text:style-name="T768">.)</text:span><text:span text:style-name="T749">)\S+</text:span><text:span text:style-name="T760">(?#Close lookahead and advance to the next position)</text:span><text:span text:style-name="T758">\</text:span><text:span text:style-name="T741">s</text:span><text:span text:style-name="T2">(?!(\S+?_nn2</text:span><text:span text:style-name="T121"> </text:span><text:span text:style-name="T2">\S+?_i\S</text:span><text:span text:style-name="T121"> </text:span><text:span text:style-name="T2">\S+?_nn1</text:span><text:span text:style-name="T121"> </text:span><text:span text:style-name="T2">\S+?_\S*?nn1\S*?</text:span><text:span text:style-name="T121"> </text:span><text:span text:style-name="T2">\S+?_i\S</text:span><text:span text:style-name="T121"> </text:span><text:span text:style-name="T2">\S+?_(a\S+|d\S+|m\S+)</text:span><text:span text:style-name="T121"> </text:span><text:span text:style-name="T2">\S+?_jj[rt]?</text:span><text:span text:style-name="T121"> </text:span><text:span text:style-name="T2">\S+?_nn1)</text:span><text:span text:style-name="T204">(?# SLOT 8L STEP1: Reject pattern </text:span><text:span text:style-name="T327">clashes over budget cutting in the long term</text:span><text:span text:style-name="T204">.)</text:span><text:span text:style-name="T2">|(\S+?_nn2?</text:span><text:span text:style-name="T121"> </text:span><text:span text:style-name="T2">\S+?_i\S</text:span><text:span text:style-name="T121"> </text:span><text:span text:style-name="T2">\S+?_(a\S+|d\S+|m\S+)</text:span><text:span text:style-name="T121"> </text:span><text:span text:style-name="T2">\S+?_nn1</text:span><text:span text:style-name="T121"> </text:span><text:span text:style-name="T2">\S+?_i\S</text:span><text:span text:style-name="T121"> </text:span><text:span text:style-name="T2">\S+?_(a\S+|d\S+|m\S+)</text:span><text:span text:style-name="T121"> </text:span><text:span text:style-name="T2">\S+?_\S*?jj[rt]?\S*?</text:span><text:span text:style-name="T121"> </text:span><text:span text:style-name="T2">\S+?_nnt?1)</text:span><text:span text:style-name="T204">(?#SLOT 8L STEP 2: Reject pattern </text:span><text:span text:style-name="T327">investments in their portfolio within a given year</text:span><text:span text:style-name="T204">.)</text:span><text:span text:style-name="T2">|(\S+?_(nn2|d[abd]2)</text:span><text:span text:style-name="T121"> </text:span><text:span text:style-name="T2">\S+?_(pnqs|cst)</text:span><text:span text:style-name="T121"> </text:span><text:span text:style-name="T2">\S+?_\S*?vv0\S*?</text:span><text:span text:style-name="T121"> </text:span><text:span text:style-name="T749">to_to</text:span><text:span text:style-name="T742"> </text:span><text:span text:style-name="T749">\S+?_v\Si</text:span><text:span text:style-name="T742"> </text:span><text:span text:style-name="T749">\S+?_i\S</text:span><text:span text:style-name="T742"> </text:span><text:span text:style-name="T749">\S+?_</text:span><text:span text:style-name="T2">(a\S+|d\S+|m\S+)</text:span><text:span text:style-name="T121"> </text:span><text:span text:style-name="T2">\S+?_nn1)</text:span><text:span text:style-name="T204">(?# Reject pattern </text:span><text:span text:style-name="T327">directors who like to hover with the camera</text:span><text:span text:style-name="T204">)</text:span><text:span text:style-name="T2">|(\S+?_(\S*?nn2\S*?|\S*?d[abd]2\S*?)</text:span><text:span text:style-name="T121"> </text:span><text:span text:style-name="T2">\S+?_(\S*?pnqs\S*?|\S*?ddq\S*?|\S*?cst\S*?)</text:span><text:span text:style-name="T121"> </text:span><text:span text:style-name="T2">\S+?_\S*?vm\S*?</text:span><text:span text:style-name="T121"> </text:span><text:span text:style-name="T2">\S+?_vvi</text:span><text:span text:style-name="T121"> </text:span><text:span text:style-name="T2">\S+?_\S*?i\S*?</text:span><text:span text:style-name="T121"> </text:span><text:span text:style-name="T2">\S+?_(a\S+|d\S+|m\S+)</text:span><text:span text:style-name="T121"> </text:span><text:span text:style-name="T2">\S+?_(jj[rt]?|np1))</text:span><text:span text:style-name="T204">(?#SLOT 8L STEP 4: Reject patterns </text:span><text:span text:style-name="T327">streams that would grow in the new</text:span><text:span text:style-name="T204"> </text:span><text:span text:style-name="T817">stadium</text:span><text:span text:style-name="T204">.)</text:span><text:span text:style-name="T2">|(\S+?_nn[ult]?2?</text:span><text:span text:style-name="T121"> </text:span><text:span text:style-name="T2">\S+?_\S*?vv[ng]\S*?</text:span><text:span text:style-name="T121"> </text:span><text:span text:style-name="T2">\S+?_i\S</text:span><text:span text:style-name="T121"> </text:span><text:span text:style-name="T64">|</text:span><text:span text:style-name="T247">(?#fork)</text:span><text:span text:style-name="T64">(\</text:span><text:span text:style-name="T2">S+?_n\S+</text:span><text:span text:style-name="T121"> </text:span><text:span text:style-name="T2">\S+?_i\S</text:span><text:span text:style-name="T121"> </text:span><text:span text:style-name="T2">\S+?_n\S+</text:span><text:span text:style-name="T121"> </text:span><text:span text:style-name="T2">\S+_cc</text:span><text:span text:style-name="T64">|\S+?_(a\S+|d\S+|m\S+)</text:span><text:span text:style-name="T151"> </text:span><text:span text:style-name="T64">\S+?_nn1</text:span><text:span text:style-name="T151"> </text:span><text:span text:style-name="T64">\S+?_i\S</text:span><text:span text:style-name="T151"> </text:span><text:span text:style-name="T64">\S+?_i\S)</text:span><text:span text:style-name="T2">)</text:span><text:span text:style-name="T204">(?# </text:span><text:span text:style-name="T205">SLOT 8L STEP 5: </text:span><text:span text:style-name="T204">Reject pattern</text:span><text:span text:style-name="T208">s</text:span><text:span text:style-name="T204"> </text:span><text:span text:style-name="T327">people held in servitude for sex or </text:span><text:span text:style-name="T817">labor </text:span><text:span text:style-name="T208">and</text:span><text:span text:style-name="T204"> </text:span><text:span text:style-name="T329">members reeling from a spate of recent </text:span><text:span text:style-name="T869">violence</text:span><text:span text:style-name="T204">.)</text:span><text:span text:style-name="T20">|(and_cc the_at</text:span><text:span text:style-name="T129"> </text:span><text:span text:style-name="T20">\S+?_np1</text:span><text:span text:style-name="T129"> </text:span><text:span text:style-name="T20">\S+?_np1</text:span><text:span text:style-name="T129"> </text:span><text:span text:style-name="T20">\S+?_ge</text:span><text:span text:style-name="T129"> </text:span><text:span text:style-name="T20">\S+?_n\S+1</text:span><text:span text:style-name="T129"> </text:span><text:span text:style-name="T20">\S+?_i\S)</text:span><text:span text:style-name="T213">(?#</text:span><text:span text:style-name="T214">SLOT 8L </text:span><text:soft-page-break/><text:span text:style-name="T214">STEP 6: Reject pattern </text:span><text:span text:style-name="T347">and the United States ’ role in </text:span><text:span text:style-name="T867">it </text:span><text:span text:style-name="T347">)</text:span><text:span text:style-name="T40">|(\S+?_nn2?</text:span><text:span text:style-name="T137"> </text:span><text:span text:style-name="T40">\S+?_i\S</text:span><text:span text:style-name="T137"> </text:span><text:span text:style-name="T40">\S+?_(a\S+|d\S+|m\S+)</text:span><text:span text:style-name="T137"> </text:span><text:span text:style-name="T40">\S+?_</text:span><text:span text:style-name="T77">(</text:span><text:span text:style-name="T247">(?#fork</text:span><text:span text:style-name="T251">1</text:span><text:span text:style-name="T247">)</text:span><text:span text:style-name="T40">jj[rt]?</text:span><text:span text:style-name="T137"> </text:span><text:span text:style-name="T40">\S+?_nn\w?1</text:span><text:span text:style-name="T137"> </text:span><text:span text:style-name="T40">\S+?_i\S</text:span><text:span text:style-name="T137"> </text:span><text:span text:style-name="T40">\S+?_jj[rt]?</text:span><text:span text:style-name="T77">|</text:span><text:span text:style-name="T247">(?#fork</text:span><text:span text:style-name="T251">2</text:span><text:span text:style-name="T247">)</text:span><text:span text:style-name="T77">md</text:span><text:span text:style-name="T160"> </text:span><text:span text:style-name="T77">\S+?_(da2|mc)</text:span><text:span text:style-name="T160"> </text:span><text:span text:style-name="T77">\S+?_nnt2</text:span><text:span text:style-name="T160"> </text:span><text:span text:style-name="T77">\S+?_i\S)</text:span><text:span text:style-name="T40">)</text:span><text:span text:style-name="T206">(?# </text:span><text:span text:style-name="T207">SLOT 8L STEP 7: Reject pattern </text:span><text:span text:style-name="T328">people with a greater feeling of personal </text:span><text:span text:style-name="T868">control</text:span><text:span text:style-name="T207">, </text:span><text:span text:style-name="T330">measurements from the first 25 days of </text:span><text:span text:style-name="T870">November</text:span><text:span text:style-name="T206">)</text:span><text:span text:style-name="T104">|(\S+?_vm</text:span><text:span text:style-name="T175"> </text:span><text:span text:style-name="T104">\S+?_rr</text:span><text:span text:style-name="T175"> </text:span><text:span text:style-name="T104">\S+?_i\S</text:span><text:span text:style-name="T175"> </text:span><text:span text:style-name="T40">\S+?_(a\S+|d\S+|m\S+)</text:span><text:span text:style-name="T175"> </text:span><text:span text:style-name="T104">\S+?_nn[a-z]?1</text:span><text:span text:style-name="T175"> </text:span><text:span text:style-name="T104">\S+?_i\S</text:span><text:span text:style-name="T175"> </text:span><text:span text:style-name="T40">\S+?_(a\S+|d\S+|m\S+)</text:span><text:span text:style-name="T104">)</text:span><text:span text:style-name="T209">(?#SLOT 8L STEP 8: Reject pattern </text:span><text:span text:style-name="T331">will probably at the end of the </text:span><text:span text:style-name="T871">day say</text:span><text:span text:style-name="T209"> .)</text:span><text:span text:style-name="T106">|(\S+?_([!\.\?]|null)</text:span><text:span text:style-name="T176"> </text:span><text:span text:style-name="T106">So_\S+</text:span><text:span text:style-name="T176"> </text:span><text:span text:style-name="T106">\S+?_(n\S+|d\S+)</text:span><text:span text:style-name="T176"> </text:span><text:span text:style-name="T106">\S+?_vb\S+</text:span><text:span text:style-name="T176"> </text:span><text:span text:style-name="T106">\S+?_(a\S+)</text:span><text:span text:style-name="T176"> </text:span><text:span text:style-name="T106">very_\S+?</text:span><text:span text:style-name="T176"> </text:span><text:span text:style-name="T106">\S+?_md)</text:span><text:span text:style-name="T210">(?#SLOT 8L STEP9: Reject erroneously tagged pattern </text:span><text:span text:style-name="T332">&lt;sentence end&gt; So this was the very first </text:span><text:span text:style-name="T872">movie score_vv0</text:span><text:span text:style-name="T210"> .)</text:span><text:span text:style-name="T120">|([Dd]o_\S+</text:span><text:span text:style-name="T181"> </text:span><text:span text:style-name="T120">\S+?_rr</text:span><text:span text:style-name="T181"> </text:span><text:span text:style-name="T120">\S+?_i\S</text:span><text:span text:style-name="T181"> </text:span><text:span text:style-name="T120">the_at</text:span><text:span text:style-name="T181"> </text:span><text:span text:style-name="T120">\S+?_nn1</text:span><text:span text:style-name="T181"> </text:span><text:span text:style-name="T120">of_io</text:span><text:span text:style-name="T181"> </text:span><text:span text:style-name="T120">\S+?_</text:span><text:span text:style-name="T41">(a\S+|d\S+|m\S+)</text:span><text:span text:style-name="T120">)</text:span><text:span text:style-name="T211">(?#SLOT 8L STEP10: Reject pattern </text:span><text:span text:style-name="T333">do still at the end of the </text:span><text:span text:style-name="T873">day have.</text:span><text:span text:style-name="T211">)</text:span><text:span text:style-name="T2">)\S+</text:span><text:span text:style-name="T204">(?# Close lookahead and advance to next slot.)</text:span><text:span text:style-name="T365">\s</text:span><text:span text:style-name="T1">(?!(</text:span><text:span text:style-name="T2">\S+?_(nn2?|d[abd]2)</text:span><text:span text:style-name="T121"> </text:span><text:span text:style-name="T2">\S+?_i\S</text:span><text:span text:style-name="T121"> </text:span><text:span text:style-name="T2">\S+?_(at1?|appge|dd1</text:span><text:span text:style-name="T22">|jjr?</text:span><text:span text:style-name="T2">)</text:span><text:span text:style-name="T121"> </text:span><text:span text:style-name="T2">\S+?_(n[np]1|\S*?vv[ng]\S*?)</text:span><text:span text:style-name="T121"> </text:span><text:span text:style-name="T69">(</text:span><text:span text:style-name="T248">(?#fork</text:span><text:span text:style-name="T249"> 1</text:span><text:span text:style-name="T248">)</text:span><text:span text:style-name="T2">\S+?_(ge|ccb?</text:span><text:span text:style-name="T22">|i\S</text:span><text:span text:style-name="T2">)</text:span><text:span text:style-name="T121"> </text:span><text:span text:style-name="T2">\S+?_(jj[rt]?|\S*?vv[ng]\S*?</text:span><text:span text:style-name="T22">|appge</text:span><text:span text:style-name="T2">)</text:span><text:span text:style-name="T121"> </text:span><text:span text:style-name="T2">\S+?_nn1</text:span><text:span text:style-name="T69">|</text:span><text:span text:style-name="T248">(?#fork</text:span><text:span text:style-name="T249"> 2</text:span><text:span text:style-name="T248">)</text:span><text:span text:style-name="T69">\S+?_nd1</text:span><text:span text:style-name="T155"> </text:span><text:span text:style-name="T69">\S+?_i\S</text:span><text:span text:style-name="T155"> </text:span><text:span text:style-name="T69">\S+?_np1)</text:span><text:span text:style-name="T2">)</text:span><text:span text:style-name="T183">(?# SLOT 7L STEP1: Reject patterns </text:span><text:span text:style-name="T270">tributes to the country's formidable industry, cultures of this buffeted but protected region, </text:span><text:span text:style-name="T275">expressions of undying love for his wife, </text:span><text:span text:style-name="T279">members of the community east of Windsor</text:span><text:span text:style-name="T183">.)</text:span><text:span text:style-name="T2">|(\S+?_(nn2?|d[abd]2)</text:span><text:span text:style-name="T121"> </text:span><text:span text:style-name="T2">\S+?_(pnqs|ddq|cst)</text:span><text:span text:style-name="T121"> </text:span><text:span text:style-name="T2">\S+?_v\S+</text:span><text:span text:style-name="T121"> </text:span><text:span text:style-name="T2">\S+?_(jj[rt]?</text:span><text:span text:style-name="T39">|rr[rt]?</text:span><text:span text:style-name="T2">)</text:span><text:span text:style-name="T121"> </text:span><text:span text:style-name="T2">\S+?_(i\S)</text:span><text:span text:style-name="T121"> </text:span><text:span text:style-name="T2">\S+?_(a\S+|d\S+|m\S+)</text:span><text:span text:style-name="T121"> </text:span><text:span text:style-name="T2">\S+?_nn1)</text:span><text:span text:style-name="T183">(?# SLOT 7</text:span><text:span text:style-name="T188">L</text:span><text:span text:style-name="T183"> STEP 2: Reject pattern</text:span><text:span text:style-name="T270"> critics who are sympathetic to their cause, </text:span><text:span text:style-name="T276">caregivers who live further from their parent</text:span><text:span text:style-name="T183">)</text:span><text:span text:style-name="T2">|(\S+?_nn2?</text:span><text:span text:style-name="T121"> </text:span><text:span text:style-name="T2">\S+?_to</text:span><text:span text:style-name="T121"> </text:span><text:span text:style-name="T2">\S+?_v\Si</text:span><text:span text:style-name="T121"> </text:span><text:soft-page-break/><text:span text:style-name="T2">\S+?_\S*?i[fiow]\S*?</text:span><text:span text:style-name="T121"> </text:span><text:span text:style-name="T2">\S+?_(a\S+|d\S+|m\S+)</text:span><text:span text:style-name="T121"> </text:span><text:span text:style-name="T2">\S+?_jj[rt]?</text:span><text:span text:style-name="T121"> </text:span><text:span text:style-name="T2">\S+?_nn1)</text:span><text:span text:style-name="T183">(?#SLOT 7</text:span><text:span text:style-name="T188">L</text:span><text:span text:style-name="T183"> STEP 3: Reject pattern </text:span><text:span text:style-name="T270">investments to keep in a tax-sheltered account</text:span><text:span text:style-name="T183">.)</text:span><text:span text:style-name="T2">|((\S+?_(\S*?vm\S*?|vh\S|vdz)|n't_xx|([Hh]elp(s|ed|ing)?|[Ll]et(s|ting)?|[Mm]a(k(e(s)?|ing)|de)|[Ww]atch(e[sd]?|ing)?|[Hh]ear(s|d|ing)?)_vv\S+)</text:span><text:span text:style-name="T121"> </text:span><text:span text:style-name="T2">\S+?_(a\S+|d\S+|m\S+</text:span><text:span text:style-name="T108">|np1</text:span><text:span text:style-name="T2">)</text:span><text:span text:style-name="T121"> </text:span><text:span text:style-name="T2">\S+?_</text:span><text:span text:style-name="T97">(</text:span><text:span text:style-name="T252">(?#fork1)</text:span><text:span text:style-name="T108">(</text:span><text:span text:style-name="T2">jj[rt]?</text:span><text:span text:style-name="T108">|np1)</text:span><text:span text:style-name="T121"> </text:span><text:span text:style-name="T2">\S+?_</text:span><text:span text:style-name="T108">(</text:span><text:span text:style-name="T2">jj[rt]?</text:span><text:span text:style-name="T108">|ge)</text:span><text:span text:style-name="T121"> </text:span><text:span text:style-name="T2">\S+?_nn1</text:span><text:span text:style-name="T121"> </text:span><text:span text:style-name="T2">\S+?_i\S</text:span><text:span text:style-name="T97">|</text:span><text:span text:style-name="T252">(?#fork</text:span><text:span text:style-name="T257">2</text:span><text:span text:style-name="T252">)</text:span><text:span text:style-name="T97">np1</text:span><text:span text:style-name="T173"> </text:span><text:span text:style-name="T97">\S+?_np1</text:span><text:span text:style-name="T173"> </text:span><text:span text:style-name="T97">\S+?_nn1</text:span><text:span text:style-name="T173"> </text:span><text:span text:style-name="T97">\S+?_ge)</text:span><text:span text:style-name="T2">)</text:span><text:span text:style-name="T183">(?# SLOT 7</text:span><text:span text:style-name="T188">L</text:span><text:span text:style-name="T183"> STEP 4: Reject pattern </text:span><text:span text:style-name="T270">let the new blue clay in </text:span><text:span text:style-name="T891">Madrid</text:span><text:span text:style-name="T270">, </text:span><text:span text:style-name="T284">does Andrea Steinemann ’s relationship with </text:span><text:span text:style-name="T834">Neuman</text:span><text:span text:style-name="T284">, </text:span><text:span text:style-name="T282">helping the LA county Sheriff ’s </text:span><text:span text:style-name="T833">department try</text:span><text:span text:style-name="T269">.</text:span><text:span text:style-name="T183">)</text:span><text:span text:style-name="T6">|(\S+?_(nn2?|d[abd]2)</text:span><text:span text:style-name="T122"> </text:span><text:span text:style-name="T6">\S+?_(pnqs|ddq|cst)</text:span><text:span text:style-name="T122"> </text:span><text:span text:style-name="T6">\S+?_</text:span><text:span text:style-name="T7">(</text:span><text:span text:style-name="T6">vbr|vh0</text:span><text:span text:style-name="T7">)</text:span><text:span text:style-name="T122"> </text:span><text:span text:style-name="T6">\S+?_vvn</text:span><text:span text:style-name="T122"> </text:span><text:span text:style-name="T6">\S+?_i\S</text:span><text:span text:style-name="T122"> </text:span><text:span text:style-name="T6">\S+?_</text:span><text:span text:style-name="T5">(a\S+|d\S+|m\S+|nnb </text:span><text:span text:style-name="T6">\S+?_</text:span><text:span text:style-name="T5">n\S+1)</text:span><text:span text:style-name="T6">)</text:span><text:span text:style-name="T184">(?# </text:span><text:span text:style-name="T185">SLOT 7</text:span><text:span text:style-name="T188">L</text:span><text:span text:style-name="T185"> STEP 5: Reject pattern </text:span><text:span text:style-name="T271">women who have returned to the show.</text:span><text:span text:style-name="T185"> </text:span><text:span text:style-name="T184">)</text:span><text:span text:style-name="T13">|(\S+?_(nn2?|d[abd]2)</text:span><text:span text:style-name="T126"> </text:span><text:span text:style-name="T13">\S+?_vv</text:span><text:span text:style-name="T42">[</text:span><text:span text:style-name="T13">g</text:span><text:span text:style-name="T42">n]</text:span><text:span text:style-name="T126"> </text:span><text:span text:style-name="T13">to_</text:span><text:span text:style-name="T42">\S+</text:span><text:span text:style-name="T126"> </text:span><text:span text:style-name="T13">\S+?_</text:span><text:span text:style-name="T42">(</text:span><text:span text:style-name="T13">v\Si</text:span><text:span text:style-name="T42">|jj[rt]?)</text:span><text:span text:style-name="T126"> </text:span><text:span text:style-name="T13">\S+?_</text:span><text:span text:style-name="T42">(</text:span><text:span text:style-name="T13">i\S</text:span><text:span text:style-name="T42">|cc)</text:span><text:span text:style-name="T126"> </text:span><text:span text:style-name="T13">\S+?_(a\S+|d\S+|m\S+</text:span><text:span text:style-name="T42">|jj[rt]?</text:span><text:span text:style-name="T13">)</text:span><text:span text:style-name="T126"> </text:span><text:span text:style-name="T13">\S+?_n\S1</text:span><text:span text:style-name="T88">)</text:span><text:span text:style-name="T186">(?# SLOT 7</text:span><text:span text:style-name="T188">L</text:span><text:span text:style-name="T186"> STEP 6: Reject pattern</text:span><text:span text:style-name="T190">s</text:span><text:span text:style-name="T186"> </text:span><text:span text:style-name="T272">businesses wanting to remain in the EU, </text:span><text:span text:style-name="T277">opinions related to ethical or responsible consumption</text:span><text:span text:style-name="T272">.</text:span><text:span text:style-name="T186"> )</text:span><text:span text:style-name="T15">|(\S+?_vv\S</text:span><text:span text:style-name="T128"> </text:span><text:span text:style-name="T15">\S+?_i\S</text:span><text:span text:style-name="T128"> </text:span><text:span text:style-name="T16">\S+?_</text:span><text:span text:style-name="T6">(nn2?|d[abd]2?</text:span><text:span text:style-name="T15">|pn1?</text:span><text:span text:style-name="T6">)</text:span><text:span text:style-name="T122"> </text:span><text:span text:style-name="T15">\S+?_vvn</text:span><text:span text:style-name="T128"> </text:span><text:span text:style-name="T15">\S+?_i\S</text:span><text:span text:style-name="T128"> </text:span><text:span text:style-name="T15">\S+?_</text:span><text:span text:style-name="T13">(a\S+|d\S+|m\S+)</text:span><text:span text:style-name="T15">)</text:span><text:span text:style-name="T187">(?#</text:span><text:span text:style-name="T188">SLOT 7L STEP 7: Reject erroneously tagged pattern </text:span><text:span text:style-name="T273">apologise to anyone affected by the </text:span><text:span text:style-name="T830">emergency work</text:span><text:span text:style-name="T188"> .</text:span><text:span text:style-name="T187">)</text:span><text:span text:style-name="T21">|(\S+?_vh\S</text:span><text:span text:style-name="T130"> </text:span><text:span text:style-name="T21">\S+?_</text:span><text:span text:style-name="T13">(a\S+|d\S+|m\S+)</text:span><text:span text:style-name="T126"> </text:span><text:span text:style-name="T21">\S+?_jjr?</text:span><text:span text:style-name="T130"> </text:span><text:span text:style-name="T21">\S+?_nn\S+</text:span><text:span text:style-name="T130"> </text:span><text:span text:style-name="T21">\S+?_i\S</text:span><text:span text:style-name="T130"> </text:span><text:span text:style-name="T21">\S+?_</text:span><text:span text:style-name="T13">(a\S+|d\S+|m\S+)</text:span><text:span text:style-name="T21">)</text:span><text:span text:style-name="T189">(?#SLOT 7L STEP 8: Reject pattern </text:span><text:span text:style-name="T831">many who </text:span><text:span text:style-name="T274">have no direct connection to the </text:span><text:span text:style-name="T831">war</text:span><text:span text:style-name="T274">.</text:span><text:span text:style-name="T189"> )</text:span><text:span text:style-name="T57">|(\S+?_i\S</text:span><text:span text:style-name="T146"> </text:span><text:span text:style-name="T57">\S+?_at1?</text:span><text:span text:style-name="T146"> </text:span><text:span text:style-name="T57">\S+?_jj[rt]?</text:span><text:span text:style-name="T146"> </text:span><text:span text:style-name="T57">\S+?_nn1</text:span><text:span text:style-name="T146"> </text:span><text:soft-page-break/><text:span text:style-name="T57">\S+?_i\S</text:span><text:span text:style-name="T146"> </text:span><text:span text:style-name="T57">\S+?_jjr?)</text:span><text:span text:style-name="T191">(?</text:span><text:span text:style-name="T192">#</text:span><text:span text:style-name="T191">SLOT 7L STEP 9: Reject erroneously tagged pattern </text:span><text:span text:style-name="T278">for the full force of radical </text:span><text:span text:style-name="T832">climate change_vv0</text:span><text:span text:style-name="T191"> .)</text:span><text:span text:style-name="T73">|(</text:span><text:span text:style-name="T74">and_cc</text:span><text:span text:style-name="T157"> </text:span><text:span text:style-name="T74">\S+?_(a\S+|d\S+|m\S+)</text:span><text:span text:style-name="T157"> </text:span><text:span text:style-name="T57">\S+?_jj[rt]?</text:span><text:span text:style-name="T146"> </text:span><text:span text:style-name="T74">\S+?_nn\d?</text:span><text:span text:style-name="T157"> </text:span><text:span text:style-name="T74">\S+?_i\S</text:span><text:span text:style-name="T157"> </text:span><text:span text:style-name="T74">\S+?_jjr?</text:span><text:span text:style-name="T73">)</text:span><text:span text:style-name="T193">(?#</text:span><text:span text:style-name="T194">SLOT 7L STEP 10: Reject pattern </text:span><text:span text:style-name="T280">and their wide application in genetic </text:span><text:span text:style-name="T888">research</text:span><text:span text:style-name="T194">.</text:span><text:span text:style-name="T193">)</text:span><text:span text:style-name="T89">|(if_csw?</text:span><text:span text:style-name="T167"> </text:span><text:span text:style-name="T89">\S+?_ppy</text:span><text:span text:style-name="T167"> </text:span><text:span text:style-name="T89">\S+?_vbr</text:span><text:span text:style-name="T167"> </text:span><text:span text:style-name="T74">\S+?_(a\S+|d\S+|m\S+)</text:span><text:span text:style-name="T157"> </text:span><text:span text:style-name="T89">\S+?_jj\S+</text:span><text:span text:style-name="T167"> </text:span><text:span text:style-name="T89">\S+?_jj\S+)</text:span><text:span text:style-name="T195">(?#SLOT 7L STEP 10: Reject imperative pattern </text:span><text:span text:style-name="T281">if you’re a bona fide </text:span><text:span text:style-name="T889">refugee find</text:span><text:span text:style-name="T195">.)</text:span><text:span text:style-name="T101">|(\S+?_(nn2?|d[abd]2)</text:span><text:span text:style-name="T174"> </text:span><text:span text:style-name="T101">\S+?_i\S</text:span><text:span text:style-name="T174"> </text:span><text:span text:style-name="T101">\S+?_np1</text:span><text:span text:style-name="T174"> </text:span><text:span text:style-name="T101">\S+?_cc</text:span><text:span text:style-name="T174"> </text:span><text:span text:style-name="T101">\S+?_rp</text:span><text:span text:style-name="T174"> </text:span><text:span text:style-name="T101">\S+?_(a\S+|d\S+|m\S+))</text:span><text:span text:style-name="T196">(?#SLOT 7L STEP 11: Reject pattern </text:span><text:span text:style-name="T283">people in Florida and around the </text:span><text:span text:style-name="T890">country</text:span><text:span text:style-name="T196"> .)</text:span><text:span text:style-name="T2">)\S+</text:span><text:span text:style-name="T183">(?# Close lookahead and match everything until the next whitespace.)</text:span><text:span text:style-name="T365">\s</text:span><text:span text:style-name="T2">(?!(</text:span><text:span text:style-name="T366">\S+?_(\S*?nn2?\S*?|d[abd]2</text:span><text:span text:style-name="T482">|mf</text:span><text:span text:style-name="T366">)</text:span><text:span text:style-name="T493"> </text:span><text:span text:style-name="T366">\S+?_i\S</text:span><text:span text:style-name="T493"> </text:span><text:span text:style-name="T366">\S+?_</text:span><text:span text:style-name="T453">(</text:span><text:span text:style-name="T252">(?#fork1)</text:span><text:span text:style-name="T366">(a\S+|d\S+|m\S+|nnb</text:span><text:span text:style-name="T441">|np1</text:span><text:span text:style-name="T366">)</text:span><text:span text:style-name="T493"> </text:span><text:span text:style-name="T366">\S+?_</text:span><text:span text:style-name="T480">(</text:span><text:span text:style-name="T252">(?#fork1</text:span><text:span text:style-name="T259">a</text:span><text:span text:style-name="T252">)</text:span><text:span text:style-name="T366">(jj[rt]?|\S*np1\S*)</text:span><text:span text:style-name="T493"> </text:span><text:span text:style-name="T366">\S+?_(jj[rt]?|\S*np1\S*|ge)</text:span><text:span text:style-name="T493"> </text:span><text:span text:style-name="T366">\S+?_nn1?</text:span><text:span text:style-name="T480">|</text:span><text:span text:style-name="T252">(?#fork1</text:span><text:span text:style-name="T259">b</text:span><text:span text:style-name="T252">)</text:span><text:span text:style-name="T480">nn1</text:span><text:span text:style-name="T538"> </text:span><text:span text:style-name="T480">of_io</text:span><text:span text:style-name="T482">|</text:span><text:span text:style-name="T252">(?#fork1</text:span><text:span text:style-name="T260">c</text:span><text:span text:style-name="T252">)</text:span><text:span text:style-name="T482">mc</text:span><text:span text:style-name="T539"> </text:span><text:span text:style-name="T482">\S+?_np1</text:span><text:span text:style-name="T483">)</text:span><text:span text:style-name="T453">|</text:span><text:span text:style-name="T252">(?#fork</text:span><text:span text:style-name="T254">2</text:span><text:span text:style-name="T252">)</text:span><text:span text:style-name="T453">jj</text:span><text:span text:style-name="T527"> </text:span><text:span text:style-name="T453">\S+?_nn1</text:span><text:span text:style-name="T527"> </text:span><text:span text:style-name="T453">\S+?_i\S)</text:span><text:span text:style-name="T366">)</text:span><text:span text:style-name="T576">(?# SLOT 6L STEP 1: Reject pattern </text:span><text:span text:style-name="T662">organizations like the National Public Radio, reports from Dr. Tinker 's team, </text:span><text:span text:style-name="T670">lawyers for Algerian living in </text:span><text:span text:style-name="T878">Ottawa</text:span><text:span text:style-name="T576">, </text:span><text:span text:style-name="T673">odds of that kind of </text:span><text:span text:style-name="T882">event</text:span><text:span text:style-name="T344">, </text:span><text:span text:style-name="T345">thirds of the 50 United</text:span><text:span text:style-name="T883"> States.</text:span><text:span text:style-name="T576">)</text:span><text:span text:style-name="T366">|(\S+?_nn2</text:span><text:span text:style-name="T493"> </text:span><text:span text:style-name="T366">\S+?_</text:span><text:span text:style-name="T454">(</text:span><text:span text:style-name="T366">\S*v\S[nd]\S*</text:span><text:span text:style-name="T454">|jj)</text:span><text:span text:style-name="T493"> </text:span><text:span text:style-name="T366">\S+?_i\S</text:span><text:span text:style-name="T493"> </text:span><text:span text:style-name="T366">\S+?_</text:span><text:span text:style-name="T454">(</text:span><text:span text:style-name="T252">(?#fork1)</text:span><text:span text:style-name="T366">(at1?|appge|d[ad]1|mc1)</text:span><text:span text:style-name="T493"> </text:span><text:span text:style-name="T366">\S+?_jj[rt]?</text:span><text:span text:style-name="T493"> </text:span><text:span text:style-name="T366">\S+?_n[np]1</text:span><text:span text:style-name="T454">|</text:span><text:span text:style-name="T252">(?#fork</text:span><text:span text:style-name="T255">2</text:span><text:span text:style-name="T252">)</text:span><text:span text:style-name="T454">np1</text:span><text:span text:style-name="T528"> </text:span><text:span text:style-name="T454">\S+?_ge)</text:span><text:span text:style-name="T366">)</text:span><text:span text:style-name="T576">(?# SLOT 6L STEP2: Reject pattern </text:span><text:span text:style-name="T662">worms hatched in the small intestine, </text:span><text:span text:style-name="T671">images available on Norad ’s </text:span><text:span text:style-name="T879">website</text:span><text:span text:style-name="T576">.)</text:span><text:span text:style-name="T366">|(\S+?_(nn2|d[abd]2)</text:span><text:span text:style-name="T493"> </text:span><text:span text:style-name="T366">\S+?_i\S</text:span><text:span text:style-name="T493"> </text:span><text:span text:style-name="T366">\S+?_(a\S+|d\S+|m\S+)</text:span><text:span text:style-name="T493"> </text:span><text:span text:style-name="T366">\S+?_nn1</text:span><text:span text:style-name="T493"> </text:span><text:span text:style-name="T366">\S+?_ge</text:span><text:span text:style-name="T493"> </text:span><text:span text:style-name="T366">\S+?_nn1)</text:span><text:span text:style-name="T576">(?# SLOT 6L STEP3: Reject pattern </text:span><text:span text:style-name="T662">nominees on the board's list</text:span><text:span text:style-name="T576">.)</text:span><text:span text:style-name="T366">|(and_cc</text:span><text:span text:style-name="T493"> </text:span><text:soft-page-break/><text:span text:style-name="T366">\S+?_</text:span><text:span text:style-name="T488">(</text:span><text:span text:style-name="T252">(?#fork1)</text:span><text:span text:style-name="T366">(a\S+|d\S+|m\S+)</text:span><text:span text:style-name="T493"> </text:span><text:span text:style-name="T366">\S+?_nn1</text:span><text:span text:style-name="T493"> </text:span><text:span text:style-name="T366">\S+?_ge</text:span><text:span text:style-name="T493"> </text:span><text:span text:style-name="T366">\S+?_jj[rt]?</text:span><text:span text:style-name="T493"> </text:span><text:span text:style-name="T366">\S+?_nn1</text:span><text:span text:style-name="T488">|</text:span><text:span text:style-name="T252">(?#fork</text:span><text:span text:style-name="T261">2</text:span><text:span text:style-name="T252">)</text:span><text:span text:style-name="T488">i\S</text:span><text:span text:style-name="T540"> </text:span><text:span text:style-name="T488">\S+?_appge</text:span><text:span text:style-name="T540"> </text:span><text:span text:style-name="T488">\S+?_nn1</text:span><text:span text:style-name="T540"> </text:span><text:span text:style-name="T488">\S+?_i\S)</text:span><text:span text:style-name="T366">)</text:span><text:span text:style-name="T576">(?# SLOT6L STEP4: Reject </text:span><text:span text:style-name="T588">patterns</text:span><text:span text:style-name="T576"> </text:span><text:span text:style-name="T662">and the child's crazy grandmother, </text:span><text:span text:style-name="T675">and from their point of view </text:span><text:span text:style-name="T884">make</text:span><text:span text:style-name="T576">)</text:span><text:span text:style-name="T366">|((\S+?_(\S*?vm\S*?|vh\S|vd</text:span><text:span text:style-name="T398">[d</text:span><text:span text:style-name="T366">z</text:span><text:span text:style-name="T398">]</text:span><text:span text:style-name="T366">)|n't_xx|([Hh]elp(s|ed|ing)?|[Ll]et(s|ting)?|[Mm]a(k(e(s)?|ing)|de)|[Ww]atch(e[sd]?|ing)?|[Hh]ear(s|ed|ing)?)_vv\S)</text:span><text:span text:style-name="T493"> </text:span><text:span text:style-name="T366">\S+?_(a\S+|d\S+|m\S+</text:span><text:span text:style-name="T487">|pn1</text:span><text:span text:style-name="T366">)</text:span><text:span text:style-name="T493"> </text:span><text:span text:style-name="T366">\S+?_</text:span><text:span text:style-name="T477">(</text:span><text:span text:style-name="T366">jj</text:span><text:span text:style-name="T398">[rt]?</text:span><text:span text:style-name="T487">\S*</text:span><text:span text:style-name="T477">|nn1)</text:span><text:span text:style-name="T493"> </text:span><text:span text:style-name="T477">(</text:span><text:span text:style-name="T366">\S+?_(\S*?jj\S*?|i\S)</text:span><text:span text:style-name="T477">|like_\S+)</text:span><text:span text:style-name="T493"> </text:span><text:span text:style-name="T366">\S+?_</text:span><text:span text:style-name="T477">(</text:span><text:span text:style-name="T366">\S*?jj[rt]?\S*?</text:span><text:span text:style-name="T477">|np1)</text:span><text:span text:style-name="T493"> </text:span><text:span text:style-name="T366">\S+?_n</text:span><text:span text:style-name="T477">[</text:span><text:span text:style-name="T366">n</text:span><text:span text:style-name="T477">p]</text:span><text:span text:style-name="T366">1)</text:span><text:span text:style-name="T576">(?#SLOT6L STEP5: Reject patterns </text:span><text:span text:style-name="T662">watch the bitter Republican presidential primary</text:span><text:span text:style-name="T576"> </text:span><text:span text:style-name="T364">take, </text:span><text:span text:style-name="T334">can a movie without spoken dialogue</text:span><text:span text:style-name="T364"> have</text:span><text:span text:style-name="T576">, </text:span><text:span text:style-name="T587">erroneously tagged pattern</text:span><text:span text:style-name="T576"> </text:span><text:span text:style-name="T672">Would a guy like_vvi George Soros, </text:span><text:span text:style-name="T674">will anything short of military action</text:span><text:span text:style-name="T576">)</text:span><text:span text:style-name="T366">|((\S+?_(\S*?vm\S*?|vh\S|vd</text:span><text:span text:style-name="T398">[d</text:span><text:span text:style-name="T366">z</text:span><text:span text:style-name="T398">]</text:span><text:span text:style-name="T366">)|n't_xx|([Hh]elp(s|ed|ing)?|[Ll]et(s|ting)?|[Mm]a(k(e(s)?|ing)|de)|[Ww]atch(e[sd]?|ing)?|[Hh]ear(s|d|ing)?)_vv\S)</text:span><text:span text:style-name="T493"> </text:span><text:span text:style-name="T366">\S+?_(a\S+|d\S+|m\S+)</text:span><text:span text:style-name="T493"> </text:span><text:span text:style-name="T366">\S+?_jj[rt]?</text:span><text:span text:style-name="T493"> </text:span><text:span text:style-name="T366">\S+?_nn1</text:span><text:span text:style-name="T493"> </text:span><text:span text:style-name="T366">\S+?_i\S)</text:span><text:span text:style-name="T576">(?# SLOT6L STEP6: Reject pattern </text:span><text:span text:style-name="T662">how does a blind guy like </text:span><text:span text:style-name="T778">this</text:span><text:span text:style-name="T662">.</text:span><text:span text:style-name="T576">)</text:span><text:span text:style-name="T366">|(n't_xx</text:span><text:span text:style-name="T493"> </text:span><text:span text:style-name="T366">\S+?_(a\S+|d\S+|m\S+)</text:span><text:span text:style-name="T493"> </text:span><text:span text:style-name="T366">\S+?_np1</text:span><text:span text:style-name="T493"> </text:span><text:span text:style-name="T366">or_cc</text:span><text:span text:style-name="T493"> </text:span><text:span text:style-name="T366">\S+?_nn[ult]?1)</text:span><text:span text:style-name="T576">(?# SLOT 6 STEP 7: Reject pattern </text:span><text:span text:style-name="T360">ca</text:span><text:span text:style-name="T576"> </text:span><text:span text:style-name="T334">nt the NFL or Home</text:span><text:span text:style-name="T576"> </text:span><text:span text:style-name="T360">Depot.</text:span><text:span text:style-name="T576">)</text:span><text:span text:style-name="T366">|(\S+?_</text:span><text:span text:style-name="T458">(</text:span><text:span text:style-name="T366">nn[ult]?2?</text:span><text:span text:style-name="T458">|dd2)</text:span><text:span text:style-name="T493"> </text:span><text:span text:style-name="T366">\S+?_</text:span><text:span text:style-name="T458">(</text:span><text:span text:style-name="T366">pnqs|ddq|cst</text:span><text:span text:style-name="T458">)</text:span><text:span text:style-name="T493"> </text:span><text:span text:style-name="T366">\S+?_v</text:span><text:span text:style-name="T478">[</text:span><text:span text:style-name="T366">v</text:span><text:span text:style-name="T478">h]</text:span><text:span text:style-name="T458">[</text:span><text:span text:style-name="T366">0</text:span><text:span text:style-name="T458">d]</text:span><text:span text:style-name="T493"> </text:span><text:span text:style-name="T366">\S+?_</text:span><text:span text:style-name="T478">(</text:span><text:span text:style-name="T252">(?#fork</text:span><text:span text:style-name="T258">1</text:span><text:span text:style-name="T252">)</text:span><text:span text:style-name="T366">i\S</text:span><text:span text:style-name="T493"> </text:span><text:span text:style-name="T458">\S+?_</text:span><text:span text:style-name="T366">(a\S+|d\S+|m\S+|\S*?jj[rt]?\S*?</text:span><text:span text:style-name="T479">)</text:span><text:span text:style-name="T478">|</text:span><text:span text:style-name="T252">(?#fork</text:span><text:span text:style-name="T254">2</text:span><text:span text:style-name="T252">)</text:span><text:span text:style-name="T478">v[vd]n \S+?_i\S)</text:span><text:span text:style-name="T366">)</text:span><text:span text:style-name="T576">(?# SLOT 6 STEP 8: Reject pattern </text:span><text:span text:style-name="T662">people who go into public </text:span><text:span text:style-name="T360">office</text:span><text:span text:style-name="T576">.)</text:span><text:span text:style-name="T366">|(</text:span><text:span text:style-name="T2">[Ll]isten(s|ing|ed)?_vv\S</text:span><text:span text:style-name="T121"> </text:span><text:span text:style-name="T2">to_ii</text:span><text:span text:style-name="T121"> </text:span><text:span text:style-name="T2">\S+?_(a\S+|d\S+|m\S+)</text:span><text:span text:style-name="T121"> </text:span><text:span text:style-name="T2">\S+?_(jj[rt]?|md)</text:span><text:span text:style-name="T121"> </text:span><text:soft-page-break/><text:span text:style-name="T2">\S+?_(jj[rt]?|md)</text:span><text:span text:style-name="T366">)</text:span><text:span text:style-name="T576">(?# SLOT 6 STEP 9: Reject pattern </text:span><text:span text:style-name="T662">listen to the next big </text:span><text:span text:style-name="T778">guy speak</text:span><text:span text:style-name="T662">.</text:span><text:span text:style-name="T576">)</text:span><text:span text:style-name="T384">|((\S+?_(\S*?vm\S*?|vh\S|vdz)|n't_xx|([Hh]elp(s|ed|ing)?|[Ll]et(s|ting)?|[Mm]a(k(e(s)?|ing)|de)|[Ww]atch(e[sd]?|ing)?|[Hh]ear(s|d|ing)?</text:span><text:span text:style-name="T423">|</text:span><text:span text:style-name="T31">[Ff]e(els?(ing)?|lt)</text:span><text:span text:style-name="T384">)_vv\S)</text:span><text:span text:style-name="T501"> </text:span><text:span text:style-name="T384">\S+?_(a\S+|d\S+|m\S+)</text:span><text:span text:style-name="T501"> </text:span><text:span text:style-name="T384">\S+?_nn\d?</text:span><text:span text:style-name="T501"> </text:span><text:span text:style-name="T384">\S+?_i\S</text:span><text:span text:style-name="T501"> </text:span><text:span text:style-name="T385">\S+?_</text:span><text:span text:style-name="T384">(a\S+|d\S+|m\S+))</text:span><text:span text:style-name="T577">(?#</text:span><text:span text:style-name="T578">SLOT 6 STEP 10: Reject pattern </text:span><text:span text:style-name="T663">let the uncertainty over his </text:span><text:span text:style-name="T779">future</text:span><text:span text:style-name="T585">, </text:span><text:span text:style-name="T669">felt the spirit of the </text:span><text:span text:style-name="T875">Stampede</text:span><text:span text:style-name="T578">.</text:span><text:span text:style-name="T577">)</text:span><text:span text:style-name="T392">|(and_cc</text:span><text:span text:style-name="T505"> </text:span><text:span text:style-name="T392">\S+?_(a\S+|d\S+|m\S+)</text:span><text:span text:style-name="T505"> </text:span><text:span text:style-name="T392">\S+?_n\S+1</text:span><text:span text:style-name="T505"> </text:span><text:span text:style-name="T392">\S+?_i\S</text:span><text:span text:style-name="T505"> </text:span><text:span text:style-name="T392">\S+?_np1)</text:span><text:span text:style-name="T579">(?#SLOT 6 STEP 11: Reject pattern </text:span><text:span text:style-name="T664">and the fisherman in Nova </text:span><text:span text:style-name="T780">Scotia</text:span><text:span text:style-name="T664">.</text:span><text:span text:style-name="T579"> )</text:span><text:span text:style-name="T398">|((\S+?_(\S*?vm\S*?|vh\S|vd[dz])|n't_xx|([Hh]elp(s|ed|ing)?|[Ll]et(s|ting)?|[Mm]a(k(e(s)?|ing)|de)|[Ww]atch(e[sd]?|ing)?|[Hh]ear(s|ed|ing)?)_vv\S)</text:span><text:span text:style-name="T507"> </text:span><text:span text:style-name="T398">\S+?_rr21</text:span><text:span text:style-name="T507"> </text:span><text:span text:style-name="T398">\S+?_rr22</text:span><text:span text:style-name="T507"> </text:span><text:span text:style-name="T398">\S+?_pn1</text:span><text:span text:style-name="T507"> </text:span><text:span text:style-name="T398">\S+?_i\S)</text:span><text:span text:style-name="T580">(?# </text:span><text:span text:style-name="T581">SLOT 6L STEP </text:span><text:span text:style-name="T586">12</text:span><text:span text:style-name="T581">: Reject pattern </text:span><text:span text:style-name="T665">make just about anyone except </text:span><text:span text:style-name="T781">Zeb</text:span><text:span text:style-name="T581"> .</text:span><text:span text:style-name="T580">)</text:span><text:span text:style-name="T399">|(</text:span><text:span text:style-name="T24">\S+?_(nn2?|d[abd]2)</text:span><text:span text:style-name="T131"> </text:span><text:span text:style-name="T24">\S+?_i\S</text:span><text:span text:style-name="T131"> </text:span><text:span text:style-name="T24">\S+?_n[np]\d?</text:span><text:span text:style-name="T131"> </text:span><text:span text:style-name="T24">\S+?_ge</text:span><text:span text:style-name="T131"> </text:span><text:span text:style-name="T24">\S+?_jj[rt]?</text:span><text:span text:style-name="T399">)</text:span><text:span text:style-name="T582">(?# SLOT 6L STEP </text:span><text:span text:style-name="T586">13</text:span><text:span text:style-name="T582">: Reject pattern </text:span><text:span text:style-name="T666">enemies of God ’s natural </text:span><text:span text:style-name="T782">creation</text:span><text:span text:style-name="T582"> .)</text:span><text:span text:style-name="T400">|(</text:span><text:span text:style-name="T24">\S+?_(nn2?|d[abd]2)</text:span><text:span text:style-name="T131"> </text:span><text:span text:style-name="T25">\S+?_vvg</text:span><text:span text:style-name="T132"> </text:span><text:span text:style-name="T25">\S+?_rp</text:span><text:span text:style-name="T132"> </text:span><text:span text:style-name="T25">\S+?_i\S</text:span><text:span text:style-name="T132"> </text:span><text:span text:style-name="T25">\S+?_</text:span><text:span text:style-name="T26">(a\S+|d\S+|m\S+)</text:span><text:span text:style-name="T400">)</text:span><text:span text:style-name="T583">(?#SLOT 6L STEP </text:span><text:span text:style-name="T586">14</text:span><text:span text:style-name="T583">: Reject pattern </text:span><text:span text:style-name="T667">paths leading off to the </text:span><text:span text:style-name="T783">side</text:span><text:span text:style-name="T583"> .)</text:span><text:span text:style-name="T402">|(\S+?_vm</text:span><text:span text:style-name="T509"> </text:span><text:span text:style-name="T402">\S+?_r\S</text:span><text:span text:style-name="T509"> </text:span><text:span text:style-name="T402">\S+?_cc</text:span><text:span text:style-name="T509"> </text:span><text:span text:style-name="T402">\S+?_i\S</text:span><text:span text:style-name="T509"> </text:span><text:span text:style-name="T402">\S+?_jjr?)</text:span><text:span text:style-name="T584">(?# SLOT 6L STEP </text:span><text:span text:style-name="T586">15</text:span><text:span text:style-name="T584">: Reject pattern </text:span><text:span text:style-name="T668">can sometimes and with great </text:span><text:span text:style-name="T784">difficulty</text:span><text:span text:style-name="T584"> .)</text:span><text:span text:style-name="T54">|(\S+?_(</text:span><text:span text:style-name="T55">[\.\?!:]|null</text:span><text:span text:style-name="T54">)</text:span><text:span text:style-name="T144"> </text:span><text:span text:style-name="T54">\S+?_</text:span><text:span text:style-name="T78">(</text:span><text:span text:style-name="T252">(?#fork1)</text:span><text:span text:style-name="T54">ex</text:span><text:span text:style-name="T144"> </text:span><text:span text:style-name="T54">\S+?_vbz</text:span><text:span text:style-name="T144"> </text:span><text:span text:style-name="T54">\S+?_r</text:span><text:span text:style-name="T55">[rt]</text:span><text:span text:style-name="T144"> </text:span><text:span text:style-name="T11">\S+?_(a\S+|d\S+|m\S+</text:span><text:span text:style-name="T78">)|</text:span><text:span text:style-name="T252">(?#fork</text:span><text:span text:style-name="T253">2</text:span><text:span text:style-name="T252">)</text:span><text:span text:style-name="T78">n[np]1</text:span><text:span text:style-name="T161"> </text:span><text:span text:style-name="T78">\S+?_jj[rt]?</text:span><text:span text:style-name="T161"> </text:span><text:span text:style-name="T78">\S+?_i\S</text:span><text:span text:style-name="T161"> </text:span><text:span text:style-name="T78">\S+?_jj[rt]?</text:span><text:span text:style-name="T84">|</text:span><text:span text:style-name="T252">(?#fork</text:span><text:span text:style-name="T256">3</text:span><text:span text:style-name="T252">)</text:span><text:span text:style-name="T84">pph1</text:span><text:span text:style-name="T166"> </text:span><text:span text:style-name="T84">\S+?_vb\S+</text:span><text:span text:style-name="T166"> </text:span><text:span text:style-name="T84">\S+?</text:span><text:soft-page-break/><text:span text:style-name="T84">_</text:span><text:span text:style-name="T86">(a\S+|d\S+|m\S+)</text:span><text:span text:style-name="T165"> </text:span><text:span text:style-name="T84">\S+?_jj[rt]?</text:span><text:span text:style-name="T11">)</text:span><text:span text:style-name="T54">)</text:span><text:span text:style-name="T233">(?#SLOT </text:span><text:span text:style-name="T234">6</text:span><text:span text:style-name="T233">L STEP 1</text:span><text:span text:style-name="T234">8</text:span><text:span text:style-name="T233">: Reject incorrectly tagged pattern</text:span><text:span text:style-name="T240">s</text:span><text:span text:style-name="T233"> </text:span><text:span text:style-name="T335">&lt;sentence end&gt; There is always a</text:span><text:span text:style-name="T233"> </text:span><text:span text:style-name="T785">wine spill_vv0</text:span><text:span text:style-name="T233"> </text:span><text:span text:style-name="T240">and </text:span><text:span text:style-name="T339">null Ottawa unprepared for major oil </text:span><text:span text:style-name="T877">spill_vv0</text:span><text:span text:style-name="T240">., </text:span><text:span text:style-name="T340">&lt;colon&gt; it is an excellent </text:span><text:span text:style-name="T880">stress reliever.</text:span><text:span text:style-name="T233">)</text:span><text:span text:style-name="T59">|(\S+?_rp</text:span><text:span text:style-name="T147"> </text:span><text:span text:style-name="T59">\S+?_i\S</text:span><text:span text:style-name="T147"> </text:span><text:span text:style-name="T148">\</text:span><text:span text:style-name="T60">S+_</text:span><text:span text:style-name="T59">nnt?2?</text:span><text:span text:style-name="T147"> </text:span><text:span text:style-name="T59">\S+?_i\S</text:span><text:span text:style-name="T147"> </text:span><text:span text:style-name="T59">\S+?_a\S+)</text:span><text:span text:style-name="T235">(?# SLOT 6L STEP <text:s/></text:span><text:span text:style-name="T236">16: Reject erroneously tagged pattern </text:span><text:span text:style-name="T336">down within days of its </text:span><text:span text:style-name="T786">July launch_vv0</text:span><text:span text:style-name="T236"> .</text:span><text:span text:style-name="T235">)</text:span><text:span text:style-name="T63">|(\S+?_v[bv]\S+</text:span><text:span text:style-name="T150"> </text:span><text:span text:style-name="T63">\S+?_i\S</text:span><text:span text:style-name="T150"> </text:span><text:span text:style-name="T63">\S+?_n[np]t?\d?</text:span><text:span text:style-name="T150"> </text:span><text:span text:style-name="T63">\S+?_ge</text:span><text:span text:style-name="T150"> </text:span><text:span text:style-name="T63">\S+?_jj[rt]?)</text:span><text:span text:style-name="T237">(?#SLOT 6L STEP 17: Reject erroneously tagged pattern </text:span><text:span text:style-name="T337">run into BP ’s massive </text:span><text:span text:style-name="T787">oil spill_vv0</text:span><text:span text:style-name="T237"> .)</text:span><text:span text:style-name="T75">|(are_vbr</text:span><text:span text:style-name="T158"> </text:span><text:span text:style-name="T75">\S+?_v[</text:span><text:span text:style-name="T76">vd</text:span><text:span text:style-name="T75">]</text:span><text:span text:style-name="T76">g</text:span><text:span text:style-name="T159"> </text:span><text:span text:style-name="T76">\S+?_jj[rt]?</text:span><text:span text:style-name="T159"> </text:span><text:span text:style-name="T76">\S+?_ii21</text:span><text:span text:style-name="T159"> </text:span><text:span text:style-name="T76">\S+?_ii22</text:span><text:span text:style-name="T75">)</text:span><text:span text:style-name="T238">(?#</text:span><text:span text:style-name="T239">SLOT 6L STEP17: Reject incorrectly tagged pattern </text:span><text:span text:style-name="T876">rivers </text:span><text:span text:style-name="T338">are running high because of </text:span><text:span text:style-name="T876">snow melt_vv0</text:span><text:span text:style-name="T239"> </text:span><text:span text:style-name="T238">)</text:span><text:span text:style-name="T91">|(and_cc</text:span><text:span text:style-name="T169"> </text:span><text:span text:style-name="T91">\S+?_jjr?</text:span><text:span text:style-name="T169"> </text:span><text:span text:style-name="T91">\S+?_nn1</text:span><text:span text:style-name="T169"> </text:span><text:span text:style-name="T91">\S+?_np1</text:span><text:span text:style-name="T169"> </text:span><text:span text:style-name="T91">\S+?_np1</text:span><text:span text:style-name="T169"> </text:span><text:span text:style-name="T91">each_dd1)</text:span><text:span text:style-name="T241">(?#SLOT 6L STEP18: Reject pattern </text:span><text:span text:style-name="T341">and rhythmic gymnast Alexandra Orlando each</text:span><text:span text:style-name="T241">.)</text:span><text:span text:style-name="T107">|(\S+?_(pnqs|cst|ddq)</text:span><text:span text:style-name="T177"> </text:span><text:span text:style-name="T107">\S+?_(vbr|vv0)</text:span><text:span text:style-name="T177"> </text:span><text:span text:style-name="T107">\S+?_jj[rt]?</text:span><text:span text:style-name="T177"> </text:span><text:span text:style-name="T107">\S+?_i\S</text:span><text:span text:style-name="T177"> </text:span><text:span text:style-name="T107">\S+?_np1)</text:span><text:span text:style-name="T242">(?#SLOT 6L STEP 19: Reject pattern </text:span><text:span text:style-name="T342">who are close to Bobby </text:span><text:span text:style-name="T881">Brown</text:span><text:span text:style-name="T242"> .)</text:span><text:span text:style-name="T109">|(\S+?_cs(_rrq)?</text:span><text:span text:style-name="T178"> </text:span><text:span text:style-name="T84">\S+?_</text:span><text:span text:style-name="T86">(a\S+|d\S+|m\S+)</text:span><text:span text:style-name="T165"> </text:span><text:span text:style-name="T109">\S+?_nn1</text:span><text:span text:style-name="T178"> </text:span><text:span text:style-name="T109">of_io</text:span><text:span text:style-name="T178"> </text:span><text:span text:style-name="T109">\S+?_nn1)</text:span><text:span text:style-name="T243">(?#SLOT 6L STEP 20: Reject pattern </text:span><text:span text:style-name="T343">when our institution of law </text:span><text:span text:style-name="T788">enforcement do</text:span><text:span text:style-name="T243"> .)</text:span><text:span text:style-name="T118">|(\S+?_vv\S</text:span><text:span text:style-name="T180"> </text:span><text:span text:style-name="T118">\S+?_i\S</text:span><text:span text:style-name="T180"> </text:span><text:span text:style-name="T118">\S+?_n[np]1\S*</text:span><text:span text:style-name="T180"> </text:span><text:span text:style-name="T118">\S+?_i\S</text:span><text:span text:style-name="T180"> </text:span><text:span text:style-name="T85">\S+?_</text:span><text:span text:style-name="T87">(a\S+|d\S+|m\S+)</text:span><text:span text:style-name="T118">)</text:span><text:span text:style-name="T244">(?#SLOT 6L STEP 21: Reject pattern </text:span><text:span text:style-name="T346">voted for Obama on the </text:span><text:span text:style-name="T885">first go_vv0 around</text:span><text:span text:style-name="T244"> .)</text:span><text:span text:style-name="T366">)\S+</text:span><text:span text:style-name="T733">(</text:span><text:span text:style-name="T576">?# Close the lookahead and match everything until a whitespace.)</text:span><text:span text:style-name="T541">\s</text:span><text:span text:style-name="T366">(?!((and_cc</text:span><text:span text:style-name="T493"> </text:span><text:span text:style-name="T366">\S+?_(at1?|appge|mc1|\S*jj\S*|n[np]1)</text:span><text:span text:style-name="T493"> </text:span><text:span text:style-name="T366">\S+?_(i\S|\S*np1\S*|\S*jj\S*)</text:span><text:span text:style-name="T493"> </text:span><text:span text:style-name="T366">\S+?_(at1?|appge|d[ad]1|mc1|jj|i\S</text:span><text:span text:style-name="T395">|np1</text:span><text:span text:style-name="T366">)</text:span><text:span text:style-name="T493"> </text:span><text:span text:style-name="T366">\S+?_n[np]1)</text:span><text:span text:style-name="T589">(?# SLOT 5L STEP 1. Reject patterns </text:span><text:span text:style-name="T676">and knowledge of the issue, and Henry Waxman of California, </text:span><text:span text:style-name="T680">and literature of French Canada</text:span><text:span text:style-name="T676"> </text:span><text:span text:style-name="T589">BUT MATCH</text:span><text:span text:style-name="T676"> and the attached practice facility.</text:span><text:span text:style-name="T589">)</text:span><text:span text:style-name="T544">|</text:span><text:soft-page-break/><text:span text:style-name="T544">(\S+?_(nn2?(_\S+)?|d[da]2?)</text:span><text:span text:style-name="T493"> </text:span><text:span text:style-name="T544">\S+?_(i\S|rr</text:span><text:span text:style-name="T550">|vvn</text:span><text:span text:style-name="T544">)</text:span><text:span text:style-name="T493"> </text:span><text:span text:style-name="T544">\S+?_</text:span><text:span text:style-name="T562">(</text:span><text:span text:style-name="T644">(?#fork</text:span><text:span text:style-name="T645">1</text:span><text:span text:style-name="T644">)</text:span><text:span text:style-name="T544">(a\S+|d\S+|m\S+|n</text:span><text:span text:style-name="T560">[</text:span><text:span text:style-name="T550">p</text:span><text:span text:style-name="T560">d]</text:span><text:span text:style-name="T550">\d?</text:span><text:span text:style-name="T544">|i\S</text:span><text:span text:style-name="T568">(_r[lp]@?)?</text:span><text:span text:style-name="T544">|\S*?jj\S*?</text:span><text:span text:style-name="T548">|r</text:span><text:span text:style-name="T558">[</text:span><text:span text:style-name="T548">l</text:span><text:span text:style-name="T558">p]</text:span><text:span text:style-name="T544">)</text:span><text:span text:style-name="T493"> </text:span><text:span text:style-name="T544">\S+?_(at</text:span><text:span text:style-name="T548">1?</text:span><text:span text:style-name="T544">|j\S+|\S*np1\S*|ge</text:span><text:span text:style-name="T549">|da</text:span><text:span text:style-name="T558">|ii</text:span><text:span text:style-name="T544">)</text:span><text:span text:style-name="T493"> </text:span><text:span text:style-name="T544">\S+?_(n[a-z]+1?)</text:span><text:span text:style-name="T562">|</text:span><text:span text:style-name="T644">(?#fork2)</text:span><text:span text:style-name="T451">nn1 \S+?_i\S</text:span><text:span text:style-name="T563">)</text:span><text:span text:style-name="T544">)</text:span><text:span text:style-name="T589">(?# SLOT 5L STEP 2. Reject the patterns </text:span><text:span text:style-name="T676">rumors in the art world, monsters in my dark basement, rebels in Syria 's south, those in the inner circle, visitors from around the world, houses in downtown Buenos Aires, </text:span><text:span text:style-name="T894">coctail</text:span><text:span text:style-name="T676"> haunts all over the city, </text:span><text:span text:style-name="T677">pictures from inside the warehous</text:span><text:span text:style-name="T678">e, cars </text:span><text:span text:style-name="T679">sold</text:span><text:span text:style-name="T678"> in the UK, </text:span><text:span text:style-name="T682">drivers held up in traffic, </text:span><text:span text:style-name="T683">forms of identification in </text:span><text:span text:style-name="T862">Canada</text:span><text:span text:style-name="T682">.</text:span><text:span text:style-name="T589">)</text:span><text:span text:style-name="T544">|(\S+?_(nn2?(_\S+)?|d[da]2?)</text:span><text:span text:style-name="T493"> </text:span><text:span text:style-name="T366">\S+?_</text:span><text:span text:style-name="T452">(</text:span><text:span text:style-name="T644">(?#fork</text:span><text:span text:style-name="T645">1</text:span><text:span text:style-name="T644">)</text:span><text:span text:style-name="T366">(pnqs|cst)</text:span><text:span text:style-name="T493"> </text:span><text:span text:style-name="T366">\S+?_\S*vv0\S*</text:span><text:span text:style-name="T493"> </text:span><text:span text:style-name="T366">\S+?_i\S</text:span><text:span text:style-name="T493"> </text:span><text:span text:style-name="T366">\S+?_n[np]1</text:span><text:span text:style-name="T452">|</text:span><text:span text:style-name="T644">(?#fork</text:span><text:span text:style-name="T645">2</text:span><text:span text:style-name="T644">)</text:span><text:span text:style-name="T452">vvg</text:span><text:span text:style-name="T526"> </text:span><text:span text:style-name="T452">\S+?_i\S</text:span><text:span text:style-name="T526"> </text:span><text:span text:style-name="T452">\S+?_np1)</text:span><text:span text:style-name="T544">)</text:span><text:span text:style-name="T589">(?#SLOT 5L STEP 3. Reject pattern</text:span><text:span text:style-name="T590">s</text:span><text:span text:style-name="T734"> </text:span><text:span text:style-name="T676">civilians who remain in </text:span><text:span text:style-name="T285">Afganistan, </text:span><text:span text:style-name="T300">people living in Greater </text:span><text:span text:style-name="T863">Vancouver</text:span><text:span text:style-name="T589">.)</text:span><text:span text:style-name="T544">|(</text:span><text:span text:style-name="T366">(\S+?_(\S*?vm\S*?|vh\S|vd</text:span><text:span text:style-name="T396">[d</text:span><text:span text:style-name="T366">z</text:span><text:span text:style-name="T396">]</text:span><text:span text:style-name="T366">)|n't_xx|([Hh]elp(s|ed|ing)?|[Ll]et(s|ting)?|[Mm]a(k(e(s)?|ing)|de)|[Ww]atch(e[sd]?|ing)?|[Hh]ear(s|ed|ing)?)_vv\S)</text:span><text:span text:style-name="T121"> </text:span><text:span text:style-name="T544">\S+?_(</text:span><text:span text:style-name="T366">a\S+|d\S+</text:span><text:span text:style-name="T544">)</text:span><text:span text:style-name="T493"> </text:span><text:span text:style-name="T471">(</text:span><text:span text:style-name="T544">\S+?_(jj[rt%@]?|vvg</text:span><text:span text:style-name="T552">|np1</text:span><text:span text:style-name="T544">)</text:span><text:span text:style-name="T566">|very_rg)</text:span><text:span text:style-name="T493"> </text:span><text:span text:style-name="T544">\S+?_(n</text:span><text:span text:style-name="T553">p1</text:span><text:span text:style-name="T544">|jj</text:span><text:span text:style-name="T566">|da</text:span><text:span text:style-name="T544">)</text:span><text:span text:style-name="T493"> </text:span><text:span text:style-name="T544">\S+?_n\S+?1</text:span><text:span text:style-name="T493"> </text:span><text:span text:style-name="T544">\S+?_vv0)</text:span><text:span text:style-name="T589">(?# SLOT 5L STEP 4. Reject pattern</text:span><text:span text:style-name="T591">s</text:span><text:span text:style-name="T589"> </text:span><text:span text:style-name="T676">helped the outstanding Czech goalkeeper</text:span><text:span text:style-name="T654"> </text:span><text:span text:style-name="T589">and </text:span><text:span text:style-name="T676">watched the surging new prospect, </text:span><text:span text:style-name="T684">let your very own father</text:span><text:span text:style-name="T589">.)</text:span><text:span text:style-name="T544">|(\S+?_(nn2?|d[ab]2?)</text:span><text:span text:style-name="T493"> </text:span><text:span text:style-name="T544">\S+?_</text:span><text:span text:style-name="T557">(</text:span><text:span text:style-name="T544">v\S*\S[ng]\S*</text:span><text:span text:style-name="T557">|cc)</text:span><text:span text:style-name="T493"> </text:span><text:span text:style-name="T544">\S+?_\S*?</text:span><text:span text:style-name="T557">(</text:span><text:span text:style-name="T544">i\S\S*?</text:span><text:span text:style-name="T557">|a\S+)</text:span><text:span text:style-name="T493"> </text:span><text:span text:style-name="T544">\S+?_(at1?|appge|d[ab]1|mc1</text:span><text:span text:style-name="T557">|jj[rt]?</text:span><text:span text:style-name="T544">)</text:span><text:span text:style-name="T493"> </text:span><text:span text:style-name="T544">\S+?_nn1))</text:span><text:span text:style-name="T589">(?#SLOT 5L. STEP 4. Reject patterns</text:span><text:span text:style-name="T676"> records examined by the council, people getting off the ride, </text:span><text:span text:style-name="T681">families nor the medical world.</text:span><text:span text:style-name="T654">)</text:span><text:span text:style-name="T366">|((\S+?_(\S*?vm\S*?|vh\S|vd</text:span><text:span text:style-name="T404">[d</text:span><text:span text:style-name="T366">z</text:span><text:span text:style-name="T404">]</text:span><text:span text:style-name="T366">)|n't_xx|([Hh]elp(s|ed|ing)?|[Ll]et(s|ting)?|[Mm]a(k(e(s)?|ing)|de)|[Ww]atch(e[sd]?|ing)?|</text:span><text:soft-page-break/><text:span text:style-name="T366">[Hh]ear(s|ed|ing)?</text:span><text:span text:style-name="T410">|</text:span><text:span text:style-name="T31">[Ff]e(els?(ing)?|lt)</text:span><text:span text:style-name="T366">)_vv\S)</text:span><text:span text:style-name="T493"> </text:span><text:span text:style-name="T366">\S+?_(at1?|appge|d[abd]\d?)</text:span><text:span text:style-name="T493"> </text:span><text:span text:style-name="T366">((or_cc)|(\S+?_n\S+))</text:span><text:span text:style-name="T493"> </text:span><text:span text:style-name="T366">\S+?_(ge|appge</text:span><text:span text:style-name="T383">|i\S</text:span><text:span text:style-name="T366">)</text:span><text:span text:style-name="T493"> </text:span><text:span text:style-name="T366">\S+?_n</text:span><text:span text:style-name="T383">[</text:span><text:span text:style-name="T366">n</text:span><text:span text:style-name="T383">p]</text:span><text:span text:style-name="T366">1)</text:span><text:span text:style-name="T197">(?# <text:s/>SLOT 5L STEP 5: Reject pattern </text:span><text:span text:style-name="T306">have the baby 's father </text:span><text:span text:style-name="T358">provide, </text:span><text:span text:style-name="T310">felt the flicker of strength</text:span><text:span text:style-name="T359"> grow</text:span><text:span text:style-name="T358">.</text:span><text:span text:style-name="T197">)</text:span><text:span text:style-name="T2">|((\S+?_(\S*?vm\S*?|vh\S|vdz)|n't_xx|([Hh]elp(s|ed|ing)?|[Ll]et(s|ting)?|[Mm]a(k(e(s)?|ing)|de)|[Ww]atch(e[sd]?|ing)?|[Hh]ear(s|ed|ing)?</text:span><text:span text:style-name="T32">|</text:span><text:span text:style-name="T31">[Ff]e(els?(ing)?|lt)</text:span><text:span text:style-name="T2">)_vv\S)</text:span><text:span text:style-name="T121"> </text:span><text:span text:style-name="T2">\S+?_rr</text:span><text:span text:style-name="T121"> </text:span><text:span text:style-name="T2">\S+?_(a\S+|d\S+|m\S+)</text:span><text:span text:style-name="T121"> </text:span><text:span text:style-name="T2">\S+?_jj[rt]?)</text:span><text:span text:style-name="T197">(?#SLOT 5L STEP 6: Reject pattern </text:span><text:span text:style-name="T306">make even a hot soup </text:span><text:span text:style-name="T789">seem</text:span><text:span text:style-name="T197">.)|</text:span><text:span text:style-name="T2">([Ll]isten(s|ing|ed)?_vv\S</text:span><text:span text:style-name="T121"> </text:span><text:span text:style-name="T2">to_ii</text:span><text:span text:style-name="T121"> </text:span><text:span text:style-name="T2">\S+?_(a\S+|d\S+|m\S+|nnb)</text:span><text:span text:style-name="T121"> </text:span><text:span text:style-name="T2">\S+?_</text:span><text:span text:style-name="T182">(jj[rt])?</text:span><text:span text:style-name="T2">|md|np1)</text:span><text:span text:style-name="T197">(?# SLOT 5L STEP 7: Reject pattern </text:span><text:span text:style-name="T306">listen to the big </text:span><text:span text:style-name="T789">guy speak</text:span><text:span text:style-name="T197">, </text:span><text:span text:style-name="T306">listen to dr. Mike </text:span><text:span text:style-name="T789">Pearce speak</text:span><text:span text:style-name="T197">)</text:span><text:span text:style-name="T11">|(\S+?_nn\S+</text:span><text:span text:style-name="T125"> </text:span><text:span text:style-name="T11">\S+?_i\S</text:span><text:span text:style-name="T125"> </text:span><text:span text:style-name="T11">\S+?_(a\S+|d\S+|m\S+)</text:span><text:span text:style-name="T125"> </text:span><text:span text:style-name="T11">\S+?_jj[rt]?)</text:span><text:span text:style-name="T198">(?# SLOT 5L STEP 8: Reject erroneously tagged pattern </text:span><text:span text:style-name="T307">access to the wider </text:span><text:span text:style-name="T790">EU market</text:span><text:span text:style-name="T198"> )</text:span><text:span text:style-name="T14">|(\S+?_(nn2?|d[abd]2)</text:span><text:span text:style-name="T127"> </text:span><text:span text:style-name="T14">\S+?_</text:span><text:span text:style-name="T43">(</text:span><text:span text:style-name="T14">i\S</text:span><text:span text:style-name="T17">(31)?</text:span><text:span text:style-name="T43">|vvn)</text:span><text:span text:style-name="T127"> </text:span><text:span text:style-name="T14">\S+?_</text:span><text:span text:style-name="T17">(</text:span><text:span text:style-name="T14">jj[rt]?</text:span><text:span text:style-name="T17">|i</text:span><text:span text:style-name="T43">\S(</text:span><text:span text:style-name="T17">32</text:span><text:span text:style-name="T43">)?</text:span><text:span text:style-name="T17">)</text:span><text:span text:style-name="T127"> </text:span><text:span text:style-name="T14">\S+?_</text:span><text:span text:style-name="T43">(</text:span><text:span text:style-name="T14">i\S</text:span><text:span text:style-name="T17">(33)?</text:span><text:span text:style-name="T43">|</text:span><text:span text:style-name="T28">a\S+|d\S+|m\S+</text:span><text:span text:style-name="T43">)</text:span><text:span text:style-name="T14">)</text:span><text:span text:style-name="T199">(?# SLOT 5L STEP 9: Reject pattern</text:span><text:span text:style-name="T200">s</text:span><text:span text:style-name="T199"> </text:span><text:span text:style-name="T308">speakers from closer to </text:span><text:span text:style-name="T791">home include, </text:span><text:span text:style-name="T309">arguments in favour of</text:span><text:span text:style-name="T792"> Brexit get</text:span><text:span text:style-name="T199">, </text:span><text:span text:style-name="T311">experiences examined in this </text:span><text:span text:style-name="T874">article</text:span><text:span text:style-name="T199"> .)</text:span><text:span text:style-name="T28">|(\S+?_v\S+</text:span><text:span text:style-name="T133"> </text:span><text:span text:style-name="T28">\S+?_rp</text:span><text:span text:style-name="T133"> </text:span><text:span text:style-name="T28">\S+?_i\S</text:span><text:span text:style-name="T133"> </text:span><text:span text:style-name="T28">\S+?_(a\S+|d\S+|m\S+))</text:span><text:span text:style-name="T215">(?# SLOT </text:span><text:span text:style-name="T216">5</text:span><text:span text:style-name="T215">L STEP 7: Reject erroneously tagged pattern </text:span><text:span text:style-name="T286">turned back to the </text:span><text:span text:style-name="T835">landing form_VV0</text:span><text:span text:style-name="T215"> .)</text:span><text:span text:style-name="T29">|(and_cc</text:span><text:span text:style-name="T134"> </text:span><text:span text:style-name="T29">\S+?_</text:span><text:span text:style-name="T8">(a\S+|d\S+|m\S+)</text:span><text:span text:style-name="T124"> </text:span><text:span text:style-name="T29">\S+?_n[np]t?1</text:span><text:span text:style-name="T134"> </text:span><text:span text:style-name="T29">\S+?_i\S)</text:span><text:span text:style-name="T216">(?# SLOT 5L STEP 8: Reject pattern </text:span><text:span text:style-name="T287">and a bit of </text:span><text:span text:style-name="T836">fuel</text:span><text:span text:style-name="T216"> .)</text:span><text:span text:style-name="T37">|(\S+?_vm</text:span><text:span text:style-name="T135"> </text:span><text:span text:style-name="T37">\S+?_xx</text:span><text:span text:style-name="T135"> </text:span><text:span text:style-name="T37">\S+?_i\S</text:span><text:span text:style-name="T135"> </text:span><text:span text:style-name="T37">\S+?_</text:span><text:span text:style-name="T11">(a\S+|d\S+|m\S+)</text:span><text:span text:style-name="T37">)</text:span><text:span text:style-name="T217">(?# SLOT 5L STEP 8: Reject pattern </text:span><text:span text:style-name="T855">they </text:span><text:span text:style-name="T288">would not for the </text:span><text:span text:style-name="T855">world want</text:span><text:span text:style-name="T217"> .)</text:span><text:span text:style-name="T38">|(\S+?_vm</text:span><text:span text:style-name="T136"> </text:span><text:span text:style-name="T38">\S+?_vvi</text:span><text:span text:style-name="T136"> </text:span><text:span text:style-name="T38">\S+?_cc</text:span><text:span text:style-name="T136"> </text:span><text:span text:style-name="T38">\S+?_i\S)</text:span><text:span text:style-name="T218">(?#SLOT 5L STEP 8: Reject pattern </text:span><text:span text:style-name="T289">might </text:span><text:soft-page-break/><text:span text:style-name="T289">believe and in fact </text:span><text:span text:style-name="T856">remember</text:span><text:span text:style-name="T218"> .)</text:span><text:span text:style-name="T45">|((n't_xx|\S+?_(vm|vh\S|vd</text:span><text:span text:style-name="T33">[d</text:span><text:span text:style-name="T45">z</text:span><text:span text:style-name="T33">]</text:span><text:span text:style-name="T45">)|([Hh]elp(s|ed|ing)?|[Ll]et(s|ting)?|[Mm]a(k(e(s)?|ing)|de)|[Ww]atch(e[sd]|ing)?|[Hh]ear(s|ed|ing)?</text:span><text:span text:style-name="T30">|</text:span><text:span text:style-name="T31">[Ff]e(els?(ing)?|lt)</text:span><text:span text:style-name="T45">)_vv\S)</text:span><text:span text:style-name="T138"> </text:span><text:span text:style-name="T45">\S+?_(</text:span><text:span text:style-name="T103">dd\d?|</text:span><text:span text:style-name="T45">n\S+1|pn1)</text:span><text:span text:style-name="T138"> </text:span><text:span text:style-name="T45">\S+?_</text:span><text:span text:style-name="T103">(</text:span><text:span text:style-name="T45">i\S</text:span><text:span text:style-name="T103">|mc)</text:span><text:span text:style-name="T138"> </text:span><text:span text:style-name="T45">\S+?_</text:span><text:span text:style-name="T8">(a\S+|d\S+|m\S+</text:span><text:span text:style-name="T103">|nnu</text:span><text:span text:style-name="T8">)</text:span><text:span text:style-name="T45">)</text:span><text:span text:style-name="T219">(?# SLOT 5L STEP 9: Reject pattern</text:span><text:span text:style-name="T231">s</text:span><text:span text:style-name="T219"> </text:span><text:span text:style-name="T290">Does anybody from this </text:span><text:span text:style-name="T857">generation</text:span><text:span text:style-name="T219"> , </text:span><text:span text:style-name="T303">does that 35 percent </text:span><text:span text:style-name="T864">rate</text:span><text:span text:style-name="T219">)</text:span><text:span text:style-name="T49">|(</text:span><text:span text:style-name="T46">(\S+?_(vm|vd[dz]</text:span><text:span text:style-name="T49">|vh\S</text:span><text:span text:style-name="T46">)|</text:span><text:span text:style-name="T47">(</text:span><text:span text:style-name="T46">[Mm]a[kd][ei](s|ing)?|[Ll]et(s|ting)?)_</text:span><text:span text:style-name="T47">vv\S)</text:span><text:span text:style-name="T139"> </text:span><text:span text:style-name="T49">\S+?_</text:span><text:span text:style-name="T26">(a\S+|d\S+|m\S+)</text:span><text:span text:style-name="T141"> </text:span><text:span text:style-name="T49">\S+?_nn1</text:span><text:span text:style-name="T140"> </text:span><text:span text:style-name="T49">\S+?_</text:span><text:span text:style-name="T105">(</text:span><text:span text:style-name="T49">cc</text:span><text:span text:style-name="T105">|i\S)</text:span><text:span text:style-name="T49">)</text:span><text:span text:style-name="T220">(?#SLOT 5L STEP 10: Reject pattern </text:span><text:span text:style-name="T291">have a pharmacist or </text:span><text:span text:style-name="T858">doctor check</text:span><text:span text:style-name="T220">, </text:span><text:span text:style-name="T304">will the outcome on </text:span><text:span text:style-name="T865">Tuesday.</text:span><text:span text:style-name="T220">)</text:span><text:span text:style-name="T51">|(\S+?_i\S</text:span><text:span text:style-name="T142"> </text:span><text:span text:style-name="T49">\S+?_</text:span><text:span text:style-name="T26">(a\S+|d\S+|m\S+)</text:span><text:span text:style-name="T141"> </text:span><text:span text:style-name="T51">\S+?_</text:span><text:span text:style-name="T58">(</text:span><text:span text:style-name="T51">jj[rt]?</text:span><text:span text:style-name="T58">|nn1)</text:span><text:span text:style-name="T142"> </text:span><text:span text:style-name="T51">\S+?_(jj[rt]?|nnt1</text:span><text:span text:style-name="T58">|ge</text:span><text:span text:style-name="T51">))</text:span><text:span text:style-name="T221">(?#SLOT 5L STEP 11: Reject incorrectly tagged pattern</text:span><text:span text:style-name="T224">s</text:span><text:span text:style-name="T221"> </text:span><text:span text:style-name="T292">on a lonely Christmas </text:span><text:span text:style-name="T837">Eve shift_vv0</text:span><text:span text:style-name="T221">, </text:span><text:span text:style-name="T295">for your company’s </text:span><text:span text:style-name="T840">RRSP plan_vv0</text:span><text:span text:style-name="T221">)</text:span><text:span text:style-name="T356">|(\S+?_vd\S</text:span><text:span text:style-name="T357"> </text:span><text:span text:style-name="T11">\S+?_(a\S+|d\S+|m\S+)</text:span><text:span text:style-name="T125"> </text:span><text:span text:style-name="T53">\S+?_jjr?</text:span><text:span text:style-name="T143"> </text:span><text:span text:style-name="T53">\S+?_(jjr?|nn1)</text:span><text:span text:style-name="T356">)</text:span><text:span text:style-name="T222">(?#SLOT 5L STEP 12: Reject erroneously tagged pattern </text:span><text:span text:style-name="T293">do a fecal occult </text:span><text:span text:style-name="T838">blood test_vv0</text:span><text:span text:style-name="T222"> .)</text:span><text:span text:style-name="T56">|</text:span><text:span text:style-name="T54">(\S+?_(</text:span><text:span text:style-name="T55">[\.\?!,]|null</text:span><text:span text:style-name="T54">)</text:span><text:span text:style-name="T144"> </text:span><text:span text:style-name="T62">(\</text:span><text:span text:style-name="T28">S+?_(a\S+|d\S+|m\S+)</text:span><text:span text:style-name="T133"> </text:span><text:span text:style-name="T56">\S+?_n[np]1</text:span><text:span text:style-name="T145"> </text:span><text:span text:style-name="T56">\S+?_ge</text:span><text:span text:style-name="T62">|</text:span><text:span text:style-name="T245">(?#fork)</text:span><text:span text:style-name="T62">\S+?_cc</text:span><text:span text:style-name="T152"> </text:span><text:span text:style-name="T62">\S+?_r[rt]</text:span><text:span text:style-name="T152"> </text:span><text:span text:style-name="T11">\S+?_(a\S+|d\S+|m\S+)</text:span><text:span text:style-name="T62">)</text:span><text:span text:style-name="T56">)</text:span><text:span text:style-name="T223">(?#SLOT 5L STEP 13: Reject pattern </text:span><text:span text:style-name="T294">&lt;sentence end&gt; The Keg ’s </text:span><text:span text:style-name="T839">management say</text:span><text:span text:style-name="T223">, </text:span><text:span text:style-name="T294">, </text:span><text:span text:style-name="T296">and often the </text:span><text:span text:style-name="T841">RCMP</text:span><text:span text:style-name="T223">)</text:span><text:span text:style-name="T65">|(\S+?_ex</text:span><text:span text:style-name="T153"> </text:span><text:span text:style-name="T65">\S+?_vm</text:span><text:span text:style-name="T153"> </text:span><text:span text:style-name="T65">be_vbi</text:span><text:span text:style-name="T153"> </text:span><text:span text:style-name="T11">\S+?_(a\S+|d\S+|m\S+</text:span><text:span text:style-name="T66">|jjr?</text:span><text:span text:style-name="T11">)</text:span><text:span text:style-name="T65">)</text:span><text:span text:style-name="T225">(?#</text:span><text:span text:style-name="T226">SLOT 5L STEP 14: Reject incorrectly tagged pattern </text:span><text:span text:style-name="T297">There will be considerable property </text:span><text:span text:style-name="T859">damage_vv0</text:span><text:span text:style-name="T226"> .</text:span><text:span text:style-name="T225">)</text:span><text:span text:style-name="T67">|(\S+?_(null|[,!\?\.])</text:span><text:span text:style-name="T154"> </text:span><text:span text:style-name="T67">\S+?_</text:span><text:span text:style-name="T70">(</text:span><text:span text:style-name="T67">csa?</text:span><text:span text:style-name="T70">|ccb?)</text:span><text:span text:style-name="T154"> </text:span><text:span text:style-name="T70">(</text:span><text:span text:style-name="T250">(?#fork 1)</text:span><text:span text:style-name="T11">\S+?_(a\S+|d\S+|m\S+)</text:span><text:span text:style-name="T125"> </text:span><text:span text:style-name="T67">\S+?_jj[rt]?</text:span><text:span text:style-name="T70">|</text:span><text:span text:style-name="T250">(?#fork 2)</text:span><text:span text:style-name="T70">\S+?_nn1 \S+?_i\S)</text:span><text:span text:style-name="T67">)</text:span><text:span text:style-name="T227">(?#SLOT 5L STEP 15: Reject incorrectly tagged pattern</text:span><text:span text:style-name="T228">s</text:span><text:span text:style-name="T227"> </text:span><text:span text:style-name="T298">, as a pretrial </text:span><text:span text:style-name="T860">plea deal_vv0</text:span><text:span text:style-name="T227"> </text:span><text:span text:style-name="T228">and</text:span><text:span text:style-name="T227">. </text:span><text:span text:style-name="T299">But University of </text:span><text:span text:style-name="T861">Windsor </text:span><text:soft-page-break/><text:span text:style-name="T861">graduate_vv0</text:span><text:span text:style-name="T227">)</text:span><text:span text:style-name="T83">|(\S+?_([!\.\?]|null)</text:span><text:span text:style-name="T164"> </text:span><text:span text:style-name="T83">\S+?_cs</text:span><text:span text:style-name="T164"> </text:span><text:span text:style-name="T49">\S+?_</text:span><text:span text:style-name="T26">(a\S+|d\S+|m\S+)</text:span><text:span text:style-name="T141"> </text:span><text:span text:style-name="T83">\S+?_(md|jj[rt]?))</text:span><text:span text:style-name="T229">(?#SLOT 5L STEP 16: Reject pattern </text:span><text:span text:style-name="T301">&lt;sentence end&gt; After the first </text:span><text:span text:style-name="T842">frost dig up</text:span><text:span text:style-name="T229"> .)</text:span><text:span text:style-name="T93">|(\S+?_vvz</text:span><text:span text:style-name="T171"> </text:span><text:span text:style-name="T93">to_\S+?</text:span><text:span text:style-name="T171"> </text:span><text:span text:style-name="T93">\S+?_v\Si</text:span><text:span text:style-name="T171"> </text:span><text:span text:style-name="T49">\S+?_</text:span><text:span text:style-name="T26">(a\S+|d\S+|m\S+)</text:span><text:span text:style-name="T93">)</text:span><text:span text:style-name="T230">(?#SLOT 5L STEP 17: Reject erroneously tagged pattern </text:span><text:span text:style-name="T843">other sports</text:span><text:span text:style-name="T302"> figures_vvz to earn the </text:span><text:span text:style-name="T843">honor include</text:span><text:span text:style-name="T230">.)</text:span><text:span text:style-name="T115">|(\S+?_ddq</text:span><text:span text:style-name="T179"> </text:span><text:span text:style-name="T115">\S+?_np1(_nn1)?</text:span><text:span text:style-name="T179"> </text:span><text:span text:style-name="T115">\S+?_cc</text:span><text:span text:style-name="T179"> </text:span><text:span text:style-name="T115">\S+?_np1\S*)</text:span><text:span text:style-name="T232">(?#SLOT 5L STEP 18: Reject </text:span><text:span text:style-name="T305">what Biden or Secretary </text:span><text:span text:style-name="T866">Clinton do</text:span><text:span text:style-name="T232"> )</text:span><text:span text:style-name="T544">)\S+</text:span><text:span text:style-name="T592">(?# close lookahead and advance to next slot)</text:span><text:span text:style-name="T572">\</text:span><text:span text:style-name="T541">s</text:span><text:span text:style-name="T2">(?!((and_cc|n't_xx|\S+?_(vm|vh\S|vd</text:span><text:span text:style-name="T33">[d</text:span><text:span text:style-name="T2">z</text:span><text:span text:style-name="T33">]</text:span><text:span text:style-name="T2">)|([Hh]elp(s|ed|ing)?|[Ll]et(s|ting)?|[Mm]a(k(e(s)?|ing)|de)|[Ww]atch(e[sd]|ing)?|[Hh]ear(s|ed|ing)?</text:span><text:span text:style-name="T30">|</text:span><text:span text:style-name="T31">[Ff]e(els?(ing)?|lt)</text:span><text:span text:style-name="T2">)_vv\S)</text:span><text:span text:style-name="T121"> </text:span><text:span text:style-name="T2">\S+?_(n\S+?1@?|pn1|</text:span><text:span text:style-name="T44">a\S+|d\S+</text:span><text:span text:style-name="T2">|rr</text:span><text:span text:style-name="T12">|</text:span><text:span text:style-name="T36">i\S</text:span><text:span text:style-name="T113">|nnb</text:span><text:span text:style-name="T114">|mc1</text:span><text:span text:style-name="T2">)</text:span><text:span text:style-name="T121"> </text:span><text:span text:style-name="T2">\S+?_(\S*np1\S*|\S*jj\S*|</text:span><text:span text:style-name="T182">i\S</text:span><text:span text:style-name="T2">|d</text:span><text:span text:style-name="T36">[</text:span><text:span text:style-name="T2">a</text:span><text:span text:style-name="T36">d]</text:span><text:span text:style-name="T3">|ge</text:span><text:span text:style-name="T35">|rg</text:span><text:span text:style-name="T116">|m</text:span><text:span text:style-name="T117">[</text:span><text:span text:style-name="T116">d</text:span><text:span text:style-name="T117">c]</text:span><text:span text:style-name="T2">)</text:span><text:span text:style-name="T121"> </text:span><text:span text:style-name="T2">(\S+?_</text:span><text:span text:style-name="T35">(</text:span><text:span text:style-name="T2">n[np]1</text:span><text:span text:style-name="T35">|da)</text:span><text:span text:style-name="T2">|each_))</text:span><text:span text:style-name="T201">(?# SLOT 4L STEP 1. Reject the patterns </text:span><text:span text:style-name="T319">making this ping-sized space</text:span><text:span text:style-name="T203"> </text:span><text:span text:style-name="T892">feel</text:span><text:span text:style-name="T201"> </text:span><text:span text:style-name="T312">could </text:span><text:span text:style-name="T268">OR </text:span><text:span text:style-name="T312">help </text:span><text:span text:style-name="T268">OR</text:span><text:span text:style-name="T350"> </text:span><text:span text:style-name="T312">does the United States</text:span><text:span text:style-name="T350"> </text:span><text:span text:style-name="T362">establish</text:span><text:span text:style-name="T350">, </text:span><text:span text:style-name="T312">make the former church </text:span><text:span text:style-name="T793">conform</text:span><text:span text:style-name="T312">, and the Obama campaign</text:span><text:span text:style-name="T350">, </text:span><text:span text:style-name="T312">and Southwest DeKalb each, </text:span><text:span text:style-name="T313">watch Grace’s birth </text:span><text:span text:style-name="T795">live</text:span><text:span text:style-name="T313">, </text:span><text:span text:style-name="T314">have its new base </text:span><text:span text:style-name="T796">open</text:span><text:span text:style-name="T314">,</text:span><text:span text:style-name="T796"> </text:span><text:span text:style-name="T807">provided you </text:span><text:span text:style-name="T318">should in any way </text:span><text:span text:style-name="T846">want.</text:span><text:span text:style-name="T201">)</text:span><text:span text:style-name="T2">|(</text:span><text:span text:style-name="T366">\S+?_((nn2?|d[da]2?)|pp(is\d|h2|</text:span><text:span text:style-name="T367">[\.\?!]</text:span><text:span text:style-name="T366">))</text:span><text:span text:style-name="T742"> </text:span><text:span text:style-name="T366">\S+?_</text:span><text:span text:style-name="T491">(</text:span><text:span text:style-name="T245">(?#fork)</text:span><text:span text:style-name="T366">\S*?i\S\S*?</text:span><text:span text:style-name="T493"> </text:span><text:span text:style-name="T366">\S+?_(</text:span><text:span text:style-name="T2">a\S+|d\S+|m\S+</text:span><text:span text:style-name="T4">|nnb</text:span><text:span text:style-name="T34">|n[np]t?1</text:span><text:span text:style-name="T110">|ii22</text:span><text:span text:style-name="T366">) \S+?_n\S+1</text:span><text:span text:style-name="T491">|</text:span><text:span text:style-name="T245">(?#fork)</text:span><text:span text:style-name="T491">(pnqs|cst) \S+?_i\S)</text:span><text:span text:style-name="T366">)</text:span><text:span text:style-name="T593">(?# SLOT 4L STEP 2. Apparently this is meant to reject the patterns </text:span><text:span text:style-name="T685">we as</text:span><text:span text:style-name="T735"> </text:span><text:span text:style-name="T312">a family</text:span><text:span text:style-name="T350">,</text:span><text:span text:style-name="T735"> </text:span><text:span text:style-name="T685">I as</text:span><text:span text:style-name="T735"> </text:span><text:span text:style-name="T312">a chairman</text:span><text:span text:style-name="T735">, </text:span><text:span text:style-name="T685">robbers in</text:span><text:span text:style-name="T735"> </text:span><text:span text:style-name="T312">the south</text:span><text:span text:style-name="T362">, </text:span><text:span text:style-name="T317">we in law enforcement, </text:span><text:span text:style-name="T324">employees who in </text:span><text:span text:style-name="T854">Chicago get</text:span><text:span text:style-name="T350">.</text:span><text:span text:style-name="T735">)</text:span><text:span text:style-name="T366">|([Ll]isten(s|ing|ed)?_vv\S</text:span><text:span text:style-name="T493"> </text:span><text:span text:style-name="T366">to_ii</text:span><text:span text:style-name="T493"> </text:span><text:span text:style-name="T366">\S+?_</text:span><text:span text:style-name="T2">(a\S+|d\S+|m\S+|nnb)</text:span><text:span text:style-name="T366">)</text:span><text:span text:style-name="T593">(?# SLOT 4</text:span><text:span text:style-name="T597">L</text:span><text:span text:style-name="T593"> STEP 3: Reject pattern </text:span><text:span text:style-name="T685">listen to the</text:span><text:span text:style-name="T593"> </text:span><text:span text:style-name="T845">jungle speak,</text:span><text:span text:style-name="T593"> </text:span><text:span text:style-name="T685">listen to Mr. </text:span><text:span text:style-name="T793">Romney speak</text:span><text:span text:style-name="T593">)</text:span><text:span text:style-name="T366">|(\S+?_</text:span><text:span text:style-name="T2">(nn2?|d[abd]2)</text:span><text:span text:style-name="T121"> </text:span><text:span text:style-name="T2">\S+?_</text:span><text:span text:style-name="T10">(i\S|</text:span><text:span text:style-name="T2">\S*?vv[ng]\S*?</text:span><text:span text:style-name="T100">|rl</text:span><text:span text:style-name="T112">|jj</text:span><text:span text:style-name="T10">)</text:span><text:span text:style-name="T121"> </text:span><text:span text:style-name="T2">\S+?_</text:span><text:span text:style-name="T10">(np1|</text:span><text:span text:style-name="T2">i\S</text:span><text:span text:style-name="T10">)</text:span><text:span text:style-name="T366">)</text:span><text:soft-page-break/><text:span text:style-name="T593">(?# SLOT 4</text:span><text:span text:style-name="T597">L</text:span><text:span text:style-name="T593"> STEP 4: Reject patterns </text:span><text:span text:style-name="T685">networks developed by </text:span><text:span text:style-name="T793">Yammer</text:span><text:span text:style-name="T685">, Reports discovered on </text:span><text:span text:style-name="T793">Sunday</text:span><text:span text:style-name="T685">.</text:span><text:span text:style-name="T593">)</text:span><text:span text:style-name="T366">|((\S+?_(\S*?vm\S*?|vh\S|vdz)|n't_xx|([Hh]elp(s|ed|ing)?|[Ll]et(s|ting)?|[Mm]a(k(e(s)?|ing)|de)|[Ww]atch(e[sd]?|ing)?|[Hh]ear(s|ed|ing)?)_vv\S)</text:span><text:span text:style-name="T493"> </text:span><text:span text:style-name="T366">\S+?_vvg</text:span><text:span text:style-name="T493"> </text:span><text:span text:style-name="T366">\S+?_</text:span><text:span text:style-name="T2">(a\S+|d\S+|m\S+)</text:span><text:span text:style-name="T366">)</text:span><text:span text:style-name="T593">(?# SLOT 4</text:span><text:span text:style-name="T597">L</text:span><text:span text:style-name="T593"> STEP 5: Reject pattern </text:span><text:span text:style-name="T685">made playing the</text:span><text:span text:style-name="T593"> </text:span><text:span text:style-name="T361">game look</text:span><text:span text:style-name="T593">.)</text:span><text:span text:style-name="T370">|((&lt;p&gt;|\S+?_[!\.\?])</text:span><text:span text:style-name="T494"> </text:span><text:span text:style-name="T370">[</text:span><text:span text:style-name="T740">'"</text:span><text:span text:style-name="T370">]_[</text:span><text:span text:style-name="T740">'"</text:span><text:span text:style-name="T370">]</text:span><text:span text:style-name="T494"> </text:span><text:span text:style-name="T370">\S+?_</text:span><text:span text:style-name="T5">(a\S+|d\S+|m\S+|nnb)</text:span><text:span text:style-name="T123"> </text:span><text:span text:style-name="T5">\S+?_n\S+1</text:span><text:span text:style-name="T370">)</text:span><text:span text:style-name="T594">(?# </text:span><text:span text:style-name="T596">SLOT 4</text:span><text:span text:style-name="T597">L</text:span><text:span text:style-name="T596"> STEP 6: </text:span><text:span text:style-name="T595">Reject pattern </text:span><text:span text:style-name="T686">&lt;sentence end&gt; </text:span><text:span text:style-name="T688">&lt;quotation mark&gt; </text:span><text:span text:style-name="T686">The public </text:span><text:span text:style-name="T794">want</text:span><text:span text:style-name="T595"> </text:span><text:span text:style-name="T594">)</text:span><text:span text:style-name="T372">|(\S+?_(vd</text:span><text:span text:style-name="T382">[</text:span><text:span text:style-name="T372">d</text:span><text:span text:style-name="T382">z]</text:span><text:span text:style-name="T372">|vm)</text:span><text:span text:style-name="T495"> </text:span><text:span text:style-name="T372">\S+?_</text:span><text:span text:style-name="T8">(a\S+|d\S+|m\S+</text:span><text:span text:style-name="T102">|nnb</text:span><text:span text:style-name="T8">)</text:span><text:span text:style-name="T124"> </text:span><text:span text:style-name="T8">\S+?_</text:span><text:span text:style-name="T19">(</text:span><text:span text:style-name="T8">jj[rt]?</text:span><text:span text:style-name="T19">|np[dm]?\d?</text:span><text:span text:style-name="T27">|i\S</text:span><text:span text:style-name="T50">|dd1</text:span><text:span text:style-name="T98">|</text:span><text:span text:style-name="T99">md</text:span><text:span text:style-name="T19">)</text:span><text:span text:style-name="T124"> </text:span><text:span text:style-name="T8">\S+?_</text:span><text:span text:style-name="T27">(</text:span><text:span text:style-name="T5">n\S+1</text:span><text:span text:style-name="T27">|d[ad]1)</text:span><text:span text:style-name="T372">)</text:span><text:span text:style-name="T597">(?# SLOT 4L STEP 6: Reject pattern </text:span><text:span text:style-name="T687">did OR would some ancient Egyptian </text:span><text:span text:style-name="T803">complain</text:span><text:span text:style-name="T687">, </text:span><text:span text:style-name="T693">does any of this </text:span><text:span text:style-name="T802">involve</text:span><text:span text:style-name="T321">, </text:span><text:span text:style-name="T322">does all this money </text:span><text:span text:style-name="T808">go</text:span><text:span text:style-name="T322">, </text:span><text:span text:style-name="T323">would this next </text:span><text:span text:style-name="T852">jury reach</text:span><text:span text:style-name="T323">.</text:span><text:span text:style-name="T597">)</text:span><text:span text:style-name="T376">|(\S+?_vvd</text:span><text:span text:style-name="T498"> </text:span><text:span text:style-name="T376">\S+?_i\S</text:span><text:span text:style-name="T498"> </text:span><text:span text:style-name="T376">\S+?_</text:span><text:span text:style-name="T11">(a\S+|d\S+|m\S+)</text:span><text:span text:style-name="T376">)</text:span><text:span text:style-name="T599">(?#SLOT 4L STEP 7: Reject incorrectly tagged pattern </text:span><text:span text:style-name="T797">the company </text:span><text:span text:style-name="T689">said in a </text:span><text:span text:style-name="T797">trading update_</text:span><text:span text:style-name="T798">vv0</text:span><text:span text:style-name="T689">.</text:span><text:span text:style-name="T599"> )</text:span><text:span text:style-name="T378">|((&lt;p&gt;|[!\.\?]_[!\.\?])</text:span><text:span text:style-name="T499"> </text:span><text:span text:style-name="T378">\S+?_n\S+</text:span><text:span text:style-name="T499"> </text:span><text:span text:style-name="T378">\S+?_ge)</text:span><text:span text:style-name="T600">(?# </text:span><text:span text:style-name="T601">SLOT 4L STEP 8: Reject pattern </text:span><text:span text:style-name="T690">&lt;sentence break&gt; Entity ’s </text:span><text:span text:style-name="T801">family insist</text:span><text:span text:style-name="T320">.</text:span><text:span text:style-name="T600">)</text:span><text:span text:style-name="T394">|(\S_\(</text:span><text:span text:style-name="T506"> </text:span><text:span text:style-name="T394">\S+?_i\S</text:span><text:span text:style-name="T506"> </text:span><text:span text:style-name="T394">\S+?_</text:span><text:span text:style-name="T422">(</text:span><text:span text:style-name="T394">jj[r]?</text:span><text:span text:style-name="T422">|dar)</text:span><text:span text:style-name="T394">)</text:span><text:span text:style-name="T604">(?# </text:span><text:span text:style-name="T605">SLOT 4L STEP 9: Reject erroneously tagged pattern </text:span><text:span text:style-name="T692">&lt;open parenthesis&gt; in American fiction </text:span><text:span text:style-name="T800">hope</text:span><text:span text:style-name="T605"> <text:s/></text:span><text:span text:style-name="T612">and pattern </text:span><text:span text:style-name="T698">&lt;open parenthesis&gt; for more information </text:span><text:span text:style-name="T847">see</text:span><text:span text:style-name="T612"> </text:span><text:span text:style-name="T605">.</text:span><text:span text:style-name="T604">)</text:span><text:span text:style-name="T401">|(([Gg][eo]t(en)?_\S+|\S+?_vb\S+)</text:span><text:span text:style-name="T508"> </text:span><text:span text:style-name="T401">\S+?_vvn</text:span><text:span text:style-name="T508"> </text:span><text:span text:style-name="T401">\S+?_i\S)</text:span><text:span text:style-name="T606">(?# SLOT 4L STEP 10: Reject erroneously tagged pattern </text:span><text:span text:style-name="T694">got turned into </text:span><text:span text:style-name="T804">car tire_VV0 mush</text:span><text:span text:style-name="T606"> .)</text:span><text:span text:style-name="T403">|(\S+?_vv\S</text:span><text:span text:style-name="T510"> </text:span><text:span text:style-name="T403">\S+?_rp</text:span><text:span text:style-name="T510"> </text:span><text:span text:style-name="T403">\S+?_</text:span><text:span text:style-name="T28">(a\S+|d\S+|m\S+)</text:span><text:span text:style-name="T403">)</text:span><text:span text:style-name="T607">(?# SLOT 4L STEP 11: Reject incorrectly tagged pattern </text:span><text:span text:style-name="T695">picked up an </text:span><text:span text:style-name="T805">ice pick_vv0</text:span><text:span text:style-name="T607"> .)</text:span><text:span text:style-name="T414">|(\S+?_([!\.\?,]|null)</text:span><text:span text:style-name="T513"> </text:span><text:span text:style-name="T447">\S+?</text:span><text:span text:style-name="T414">_</text:span><text:span text:style-name="T447">(</text:span><text:span text:style-name="T414">ccb</text:span><text:span text:style-name="T447">|at1?</text:span><text:span text:style-name="T448">|np1</text:span><text:span text:style-name="T447">)</text:span><text:span text:style-name="T513"> </text:span><text:span text:style-name="T415">\S+?_</text:span><text:span text:style-name="T8">(a\S+|d\S+|m\S+</text:span><text:span text:style-name="T68">|jjr?</text:span><text:span text:style-name="T71">|,</text:span><text:span text:style-name="T8">)</text:span><text:span text:style-name="T414">)</text:span><text:span text:style-name="T608">(?# </text:span><text:span text:style-name="T609">SLOT 4L STEP </text:span><text:span text:style-name="T611">12</text:span><text:span text:style-name="T609">: Reject incorrectly tagged pattern</text:span><text:span text:style-name="T622">s</text:span><text:span text:style-name="T609"> </text:span><text:span text:style-name="T696">&lt;sentence end&gt; But the </text:span><text:span text:style-name="T806">birch bark_vv0</text:span><text:span text:style-name="T609">, </text:span><text:span text:style-name="T708">. An internal </text:span><text:span text:style-name="T850">agency </text:span><text:soft-page-break/><text:span text:style-name="T850">alert_vv0</text:span><text:span text:style-name="T609">.</text:span><text:span text:style-name="T608">)</text:span><text:span text:style-name="T416">|(,_,</text:span><text:span text:style-name="T514"> </text:span><text:span text:style-name="T417">\S+?_csa?</text:span><text:span text:style-name="T514"> </text:span><text:span text:style-name="T416">\S+?_</text:span><text:span text:style-name="T8">(a\S+|d\S+|m\S+)</text:span><text:span text:style-name="T416">)</text:span><text:span text:style-name="T610">(?#</text:span><text:span text:style-name="T611">SLOT 4</text:span><text:span text:style-name="T614">L</text:span><text:span text:style-name="T611"> STEP 13: Rehect incorrectly tagged pattern </text:span><text:span text:style-name="T697">,_, as a government usher_vv0</text:span><text:span text:style-name="T611"> </text:span><text:span text:style-name="T610">)</text:span><text:span text:style-name="T426">|(\S+?_([,!\.\?]|null)</text:span><text:span text:style-name="T517"> </text:span><text:span text:style-name="T426">\S+?_n[np]t?1</text:span><text:span text:style-name="T517"> </text:span><text:span text:style-name="T426">:_:)</text:span><text:span text:style-name="T613">(?# SLOT 4</text:span><text:span text:style-name="T614">L</text:span><text:span text:style-name="T613"> STEP 14: Reject incorrectly tagged pattern <text:s/></text:span><text:span text:style-name="T699">&lt;sentence end&gt; Buzzword : lether_vv0</text:span><text:span text:style-name="T613"> .)</text:span><text:span text:style-name="T427">|(\S+?_(pnqs|cst)</text:span><text:span text:style-name="T518"> </text:span><text:span text:style-name="T481">\S+?</text:span><text:span text:style-name="T427">_v</text:span><text:span text:style-name="T481">[v</text:span><text:span text:style-name="T427">d</text:span><text:span text:style-name="T481">]</text:span><text:span text:style-name="T427">0</text:span><text:span text:style-name="T518"> </text:span><text:span text:style-name="T427">\S+?_(a\S+|d\S+|m\S+|n\S+|jj[rt]?</text:span><text:span text:style-name="T481">|i\S(_rp@?)?</text:span><text:span text:style-name="T427">))</text:span><text:span text:style-name="T614">(?# SLOT 4L STEP 15: Reject pattern </text:span><text:span text:style-name="T848">moms-to-be</text:span><text:span text:style-name="T893"> </text:span><text:span text:style-name="T700">who do low-impact </text:span><text:span text:style-name="T848">exercise</text:span><text:span text:style-name="T614">, </text:span><text:span text:style-name="T713">who fall in </text:span><text:span text:style-name="T816">love have</text:span><text:span text:style-name="T614">)</text:span><text:span text:style-name="T428">|(\S+?_i\S</text:span><text:span text:style-name="T519"> </text:span><text:span text:style-name="T428">\S+?_(</text:span><text:span text:style-name="T427">a\S+|d\S+|m\S+</text:span><text:span text:style-name="T428">|</text:span><text:span text:style-name="T427">jj</text:span><text:span text:style-name="T428">r</text:span><text:span text:style-name="T427">?</text:span><text:span text:style-name="T518"> </text:span><text:span text:style-name="T428">\S+?_np\d</text:span><text:span text:style-name="T519"> </text:span><text:span text:style-name="T428">\S+?_nn1</text:span><text:span text:style-name="T427">)</text:span><text:span text:style-name="T428">)</text:span><text:span text:style-name="T615">(?# SLOT 4L STEP 16: Reject incorrectly tagged pattern </text:span><text:span text:style-name="T701">against former CBC radio </text:span><text:span text:style-name="T849">host_vv0 Jim Lampley</text:span><text:span text:style-name="T615"> .)</text:span><text:span text:style-name="T431">|(\S+?_r[rtl]</text:span><text:span text:style-name="T521"> </text:span><text:span text:style-name="T431">\S+?_i\S</text:span><text:span text:style-name="T521"> </text:span><text:span text:style-name="T431">\S+?_</text:span><text:span text:style-name="T11">(a\S+|d\S+|m\S+)</text:span><text:span text:style-name="T431">)</text:span><text:span text:style-name="T616">(?#SLOT 4L STEP 17: Reject incorrectly tagged pattern </text:span><text:span text:style-name="T702">even with the </text:span><text:span text:style-name="T809">name change_vv0</text:span><text:span text:style-name="T616"> .)</text:span><text:span text:style-name="T432">|(\S+?_vm</text:span><text:span text:style-name="T522"> </text:span><text:span text:style-name="T432">\S+?_i\S</text:span><text:span text:style-name="T522"> </text:span><text:span text:style-name="T432">\S+?_</text:span><text:span text:style-name="T11">(a\S+|d\S+|m\S+)</text:span><text:span text:style-name="T432">)</text:span><text:span text:style-name="T617">(?#SLOT 4L STEP 18: Reject pattern </text:span><text:span text:style-name="T703">would at this </text:span><text:span text:style-name="T810">point draw</text:span><text:span text:style-name="T617"> .)</text:span><text:span text:style-name="T434">|(\S+?_ex</text:span><text:span text:style-name="T523"> </text:span><text:span text:style-name="T434">\S+?_vb\S+</text:span><text:span text:style-name="T523"> </text:span><text:span text:style-name="T434">\S+?_</text:span><text:span text:style-name="T52">(a\S+|d\S+|m\S+)</text:span><text:span text:style-name="T434">)</text:span><text:span text:style-name="T618">(?#SLOT 4L STEP 19: Reject incorrectly tagged pattern </text:span><text:span text:style-name="T704">There was one </text:span><text:span text:style-name="T811">job open_vv0</text:span><text:span text:style-name="T618">.)</text:span><text:span text:style-name="T435">|(\S+?_vvz</text:span><text:span text:style-name="T524"> </text:span><text:span text:style-name="T435">\S+?_i\S</text:span><text:span text:style-name="T524"> </text:span><text:span text:style-name="T376">\S+?_</text:span><text:span text:style-name="T11">(a\S+|d\S+|m\S+)</text:span><text:span text:style-name="T435">)</text:span><text:span text:style-name="T619">(?#SLOT 4L STEP 20: Reject incorrectly tagged pattern </text:span><text:span text:style-name="T812">recent government</text:span><text:span text:style-name="T705"> moves_vvz on that </text:span><text:span text:style-name="T812">front have</text:span><text:span text:style-name="T619"> .)</text:span><text:span text:style-name="T436">|(\S+?_(rr|dd)q</text:span><text:span text:style-name="T525"> </text:span><text:span text:style-name="T436">\S+?_(vm|vd[zd])</text:span><text:span text:style-name="T525"> </text:span><text:span text:style-name="T436">\S+?_</text:span><text:span text:style-name="T437">(</text:span><text:span text:style-name="T436">nn1</text:span><text:span text:style-name="T437">|vvi)</text:span><text:span text:style-name="T436">)</text:span><text:span text:style-name="T620">(?# SLOT 4L STEP 21: Reject </text:span><text:span text:style-name="T621">potentially erroneously tagged </text:span><text:span text:style-name="T620">pattern </text:span><text:span text:style-name="T706">How could design_</text:span><text:span text:style-name="T707">vvi</text:span><text:span text:style-name="T706"> </text:span><text:span text:style-name="T813">thinking solve</text:span><text:span text:style-name="T620"> .)</text:span><text:span text:style-name="T457">|(\S+?_ddq</text:span><text:span text:style-name="T529"> </text:span><text:span text:style-name="T457">\S+?_(vm|vb\S+)</text:span><text:span text:style-name="T529"> </text:span><text:span text:style-name="T434">\S+?_</text:span><text:span text:style-name="T52">(a\S+|d\S+|m\S+)</text:span><text:span text:style-name="T457">)</text:span><text:span text:style-name="T623">(?#SLOT 4L STEP 22: Reject erroneously tagged pattern </text:span><text:span text:style-name="T709">What is her double </text:span><text:span text:style-name="T851">take_vv0</text:span><text:span text:style-name="T623"> .)</text:span><text:span text:style-name="T461">|(n</text:span><text:span text:style-name="T390">'</text:span><text:span text:style-name="T461">t_xx</text:span><text:span text:style-name="T532"> </text:span><text:span text:style-name="T461">that_cst</text:span><text:span text:style-name="T532"> </text:span><text:span text:style-name="T461">\S+?_(da1?|jj[rt]?))</text:span><text:span text:style-name="T624">(?#SLOT 4L STEP 23: Reject erroneously tagged pattern </text:span><text:span text:style-name="T814">would</text:span><text:span text:style-name="T710"> n’t that_cst same </text:span><text:span text:style-name="T814">thing happen</text:span><text:span text:style-name="T624"> .)</text:span><text:span text:style-name="T468">|(\S+?_ddq</text:span><text:span text:style-name="T534"> </text:span><text:span text:style-name="T468">\S+?_nn1</text:span><text:span text:style-name="T534"> </text:span><text:span text:style-name="T468">of_io</text:span><text:span text:style-name="T534"> </text:span><text:span text:style-name="T468">\S+?_nn[a-z]?1</text:span><text:span text:style-name="T534"> </text:span><text:span text:style-name="T468">(do|have)_)</text:span><text:span text:style-name="T625">(?#SLOT 4L STEP24: Reject pattern </text:span><text:span text:style-name="T711">What kind of </text:span><text:soft-page-break/><text:span text:style-name="T711">response have </text:span><text:span text:style-name="T853">you</text:span><text:span text:style-name="T625"> .)</text:span><text:span text:style-name="T474">|(\S+?_(vm|vd\S)</text:span><text:span text:style-name="T536"> </text:span><text:span text:style-name="T474">\S+?_pn1</text:span><text:span text:style-name="T536"> </text:span><text:span text:style-name="T474">like_\S+</text:span><text:span text:style-name="T536"> </text:span><text:span text:style-name="T474">\S+?_dd1)</text:span><text:span text:style-name="T626">(?#SLOT 40 STEP25: Reject erroneously tagged pattern </text:span><text:span text:style-name="T712">does something like this </text:span><text:span text:style-name="T815">happen</text:span><text:span text:style-name="T626">.)</text:span><text:span text:style-name="T2">)</text:span><text:span text:style-name="T575">\</text:span><text:span text:style-name="T366">S+</text:span><text:span text:style-name="T593">(?#</text:span><text:span text:style-name="T598">Close the lookahead and</text:span><text:span text:style-name="T593"> move to the next </text:span><text:span text:style-name="T598">position</text:span><text:span text:style-name="T593">)</text:span><text:span text:style-name="T541">\s</text:span><text:span text:style-name="T544">(?!(and_cc</text:span><text:span text:style-name="T493"> </text:span><text:span text:style-name="T544">\S+?_(a\S+|d\S+|m\S+|n\S+|jj[rt]?)</text:span><text:span text:style-name="T366">)</text:span><text:span text:style-name="T627">(?# SLOT 3L STEP 1. Reject the pattern</text:span><text:span text:style-name="T736"> </text:span><text:span text:style-name="T714">and the</text:span><text:span text:style-name="T736"> </text:span><text:span text:style-name="T363">NN1, </text:span><text:span text:style-name="T325">and carved</text:span><text:span text:style-name="T351"> </text:span><text:span text:style-name="T363">entryway</text:span><text:span text:style-name="T351">.</text:span><text:span text:style-name="T736">)</text:span><text:span text:style-name="T573">|</text:span><text:span text:style-name="T544">(</text:span><text:span text:style-name="T546">(</text:span><text:span text:style-name="T544">\S+?_(n</text:span><text:span text:style-name="T554">[</text:span><text:span text:style-name="T544">n</text:span><text:span text:style-name="T554">p]</text:span><text:span text:style-name="T544">[lu]?2?(_\S+)?|d[da]2?)</text:span><text:span text:style-name="T546">|[Tt]eam_nn1)</text:span><text:span text:style-name="T493"> </text:span><text:span text:style-name="T544">\S+?_i\S</text:span><text:span text:style-name="T493"> </text:span><text:span text:style-name="T544">\S+?_</text:span><text:span text:style-name="T555">(</text:span><text:span text:style-name="T544">n[a-z]+1?</text:span><text:span text:style-name="T555">|dd1)</text:span><text:span text:style-name="T544">)</text:span><text:span text:style-name="T627">(?# SLOT 3L STEP 2. Reject the patterns </text:span><text:span text:style-name="T714">those in Brazil, many in England, dollars in fraud, </text:span><text:span text:style-name="T824">the</text:span><text:span text:style-name="T716"> team behind Bakerie</text:span><text:span text:style-name="T736">, </text:span><text:span text:style-name="T720">games like that</text:span><text:span text:style-name="T659">.</text:span><text:span text:style-name="T627">)</text:span><text:span text:style-name="T573">|</text:span><text:span text:style-name="T544">(</text:span><text:span text:style-name="T366">(\S+?_(\S*?vm\S*?|vh\S|vd</text:span><text:span text:style-name="T470">[</text:span><text:span text:style-name="T366">z</text:span><text:span text:style-name="T470">d]</text:span><text:span text:style-name="T366">)|n't_xx|([Hh]elp(s|ed|ing)?|[Ll]et(s|ting)?|[Mm]a(k(e(s)?|ing)|de)|[Ww]atch(e[sd]?|ing)?|[Hh]ear(s|d|ing)?</text:span><text:span text:style-name="T411">|</text:span><text:span text:style-name="T401">[Gg][eo]t(en)?</text:span><text:span text:style-name="T411">|</text:span><text:span text:style-name="T31">[Ff]e(els?(ing)?|lt)</text:span><text:span text:style-name="T366">)_vv\S</text:span><text:span text:style-name="T492">|[Ww]ill_\S+</text:span><text:span text:style-name="T366">)</text:span><text:span text:style-name="T493"> </text:span><text:span text:style-name="T544">\S+?_(</text:span><text:span text:style-name="T366">a\S+|d\S+|m\S+|</text:span><text:span text:style-name="T570">n\S+</text:span><text:span text:style-name="T366">|jj[rt]?</text:span><text:span text:style-name="T492">|fw</text:span><text:span text:style-name="T544">)</text:span><text:span text:style-name="T493"> </text:span><text:span text:style-name="T544">\S+?_(n</text:span><text:span text:style-name="T565">[</text:span><text:span text:style-name="T544">n</text:span><text:span text:style-name="T567">d</text:span><text:span text:style-name="T565">p]</text:span><text:span text:style-name="T569">l?</text:span><text:span text:style-name="T544">1|</text:span><text:span text:style-name="T559">pn1</text:span><text:span text:style-name="T544">))</text:span><text:span text:style-name="T627">(?# SLOT 3L STEP 3. Reject patterns</text:span><text:span text:style-name="T736"> </text:span><text:span text:style-name="T714">have my assistant bring, let the president see, make the money count, watch his son suffer</text:span><text:span text:style-name="T627"> etc.)</text:span><text:span text:style-name="T366">|(to_</text:span><text:span text:style-name="T424">\S+</text:span><text:span text:style-name="T493"> </text:span><text:span text:style-name="T366">\S+?_(mc1|dd1?)</text:span><text:span text:style-name="T493"> </text:span><text:span text:style-name="T366">\S+?_nnt1|</text:span><text:span text:style-name="T246">(?#fork)</text:span><text:span text:style-name="T445">(</text:span><text:span text:style-name="T366">\S+?_(</text:span><text:span text:style-name="T419">vm|</text:span><text:span text:style-name="T440">v</text:span><text:span text:style-name="T446">[d</text:span><text:span text:style-name="T440">v</text:span><text:span text:style-name="T446">]</text:span><text:span text:style-name="T450">[</text:span><text:span text:style-name="T475">d</text:span><text:span text:style-name="T440">z</text:span><text:span text:style-name="T450">0]</text:span><text:span text:style-name="T440">|</text:span><text:span text:style-name="T366">nn2|pp(is\d|hs2</text:span><text:span text:style-name="T445">)</text:span><text:span text:style-name="T366">|</text:span><text:span text:style-name="T367">[\.\?!]</text:span><text:span text:style-name="T445">)|which_ddq</text:span><text:span text:style-name="T366">)</text:span><text:span text:style-name="T493"> </text:span><text:span text:style-name="T366">\S+?_i\S</text:span><text:span text:style-name="T493"> </text:span><text:span text:style-name="T366">\S+?_n</text:span><text:span text:style-name="T440">[</text:span><text:span text:style-name="T366">n</text:span><text:span text:style-name="T440">p]</text:span><text:span text:style-name="T366">1</text:span><text:span text:style-name="T445">)</text:span><text:span text:style-name="T627">(?#SLOT 3L STEP 4: Reject patterns </text:span><text:span text:style-name="T714">to one day become, you in turn contribute, doctors in turn help, </text:span><text:span text:style-name="T718">would in fact go </text:span><text:span text:style-name="T633">and also the incorrectly tagged sequence </text:span><text:span text:style-name="T721">reports_vvz in Israel.</text:span><text:span text:style-name="T627">)</text:span><text:span text:style-name="T366">|([Ll]isten(s|ing|ed)?_vv\S</text:span><text:span text:style-name="T493"> </text:span><text:span text:style-name="T366">to_ii</text:span><text:span text:style-name="T493"> </text:span><text:span text:style-name="T366">\S+?_n[np]1)</text:span><text:span text:style-name="T627">(?# </text:span><text:span text:style-name="T629">SLOT 3L STEP 5: </text:span><text:span text:style-name="T627">Reject pattern </text:span><text:span text:style-name="T714">listen to Mike</text:span><text:span text:style-name="T627"> </text:span><text:span text:style-name="T844">speak</text:span><text:span text:style-name="T627">.)</text:span><text:span text:style-name="T373">|((\S+?_[!\.\?</text:span><text:span text:style-name="T740">"</text:span><text:span text:style-name="T373">]</text:span><text:span text:style-name="T377">|if_cs</text:span><text:span text:style-name="T397">|&lt;p&gt;(_null)?</text:span><text:span text:style-name="T373">)</text:span><text:span text:style-name="T496"> </text:span><text:span text:style-name="T373">\S+?_</text:span><text:span text:style-name="T8">(a\S+|d\S+|m\S+</text:span><text:span text:style-name="T18">|jj</text:span><text:span text:style-name="T23">|</text:span><text:span text:style-name="T352">"</text:span><text:span text:style-name="T353">|csa?</text:span><text:span text:style-name="T354">|n[np]1</text:span><text:span text:style-name="T355">|zz1</text:span><text:span text:style-name="T8">)</text:span><text:span text:style-name="T124"> </text:span><text:span text:style-name="T9">\S+?_n\S+1</text:span><text:span text:style-name="T373">)</text:span><text:span text:style-name="T628">(?# </text:span><text:span text:style-name="T629">SLOT3L STEP 6: Reject pattern </text:span><text:span text:style-name="T715">. The Treasury </text:span><text:span text:style-name="T823">say, </text:span><text:span text:style-name="T212">and the old-fashioned subjunctive triggered by I</text:span><text:span text:style-name="T267">F.</text:span><text:span text:style-name="T658"> </text:span><text:span text:style-name="T628">)</text:span><text:span text:style-name="T374">|(\S+?_nn2?</text:span><text:span text:style-name="T497"> </text:span><text:span text:style-name="T374">(a|an)_at1</text:span><text:span text:style-name="T497"> </text:span><text:soft-page-break/><text:span text:style-name="T374">\S+?_nnt1)</text:span><text:span text:style-name="T629">(?# SLOT3L STEP7: Reject pattern </text:span><text:span text:style-name="T823">102</text:span><text:span text:style-name="T715"> people a year </text:span><text:span text:style-name="T823">lose.</text:span><text:span text:style-name="T629">)</text:span><text:span text:style-name="T379">|(\S+?_</text:span><text:span text:style-name="T408">(</text:span><text:span text:style-name="T379">ddq</text:span><text:span text:style-name="T459">|rrq</text:span><text:span text:style-name="T408">|cs(?=\W))</text:span><text:span text:style-name="T500"> </text:span><text:span text:style-name="T380">\S+?_</text:span><text:span text:style-name="T8">(a\S+|d\S+|m\S+</text:span><text:span text:style-name="T79">|jj[rt]?</text:span><text:span text:style-name="T111">|vbz</text:span><text:span text:style-name="T8">)</text:span><text:span text:style-name="T379">)</text:span><text:span text:style-name="T630">(?#</text:span><text:span text:style-name="T631">SLOT 3L STEP <text:s/>8: Reject pattern</text:span><text:span text:style-name="T634">s, </text:span><text:span text:style-name="T637">one of them erroneously tagged,</text:span><text:span text:style-name="T631"> </text:span><text:span text:style-name="T717">what the </text:span><text:span text:style-name="T825">group call</text:span><text:span text:style-name="T631">, </text:span><text:span text:style-name="T722">why Inuit </text:span><text:span text:style-name="T826">youth, </text:span><text:span text:style-name="T326">how ’s he</text:span><text:span text:style-name="T829"> look.</text:span><text:span text:style-name="T630">)</text:span><text:span text:style-name="T429">|(</text:span><text:span text:style-name="T430">[N</text:span><text:span text:style-name="T429">n</text:span><text:span text:style-name="T430">]</text:span><text:span text:style-name="T429">o_\S+</text:span><text:span text:style-name="T520"> </text:span><text:span text:style-name="T429">one_\S+</text:span><text:span text:style-name="T520"> </text:span><text:span text:style-name="T429">will_\S+)</text:span><text:span text:style-name="T632">(?# SLOT 3L STEP 9: Reject the erroneously tagged sequence </text:span><text:span text:style-name="T719">no one will_nn1</text:span><text:span text:style-name="T632"> )</text:span><text:span text:style-name="T473">|([Hh]ow_\S+</text:span><text:span text:style-name="T535"> </text:span><text:span text:style-name="T473">\S+?_d\S+)</text:span><text:span text:style-name="T635">(?#SLOT 3L STEP10: Reject pattern </text:span><text:span text:style-name="T723">how much </text:span><text:span text:style-name="T827">money have you ...</text:span><text:span text:style-name="T635"> .)</text:span><text:span text:style-name="T476">|(\S+?_ddq</text:span><text:span text:style-name="T537"> </text:span><text:span text:style-name="T476">[^_]+_vbz</text:span><text:span text:style-name="T537"> </text:span><text:span text:style-name="T476">[^_]+_dd1)</text:span><text:span text:style-name="T636">(?#SLOT 3L STEP 11: Reject wrongly tagged pattern </text:span><text:span text:style-name="T724">what ’s_vbz </text:span><text:span text:style-name="T828">this do</text:span><text:span text:style-name="T636"> .)</text:span><text:span text:style-name="T547">)</text:span><text:span text:style-name="T574">\</text:span><text:span text:style-name="T544">S+</text:span><text:span text:style-name="T627">(?# Then advance to the next slot)</text:span><text:span text:style-name="T572">\</text:span><text:span text:style-name="T541">s</text:span><text:span text:style-name="T544">(?!and|n't|</text:span><text:span text:style-name="T366">[Hh]elp(s|ed|ing)?|[Ll]et(s|ting)?|[Mm]a(k(e(s)?|ing)|de)|[Ww]atch(e[sd]?|ing)?|[Hh]ear(s|d|ing)?</text:span><text:span text:style-name="T407">|[Ff]e(els?(ing)?|lt)</text:span><text:span text:style-name="T368">|&lt;p&gt;</text:span><text:span text:style-name="T544">)\S+?_(?!</text:span><text:span text:style-name="T556">cs[nw]?</text:span><text:span text:style-name="T531"> </text:span><text:span text:style-name="T556">|</text:span><text:span text:style-name="T544">vm</text:span><text:span text:style-name="T493"> </text:span><text:span text:style-name="T544">|vh\S</text:span><text:span text:style-name="T493"> </text:span><text:span text:style-name="T544">|</text:span><text:span text:style-name="T545">[\.\?!]</text:span><text:span text:style-name="T493"> </text:span><text:span text:style-name="T544">|fo</text:span><text:span text:style-name="T493"> </text:span><text:span text:style-name="T544">|</text:span><text:span text:style-name="T561">null |</text:span><text:span text:style-name="T564">ddqv?</text:span><text:span text:style-name="T561"> </text:span><text:span text:style-name="T564">|</text:span><text:span text:style-name="T544">vd</text:span><text:span text:style-name="T551">[d</text:span><text:span text:style-name="T544">z</text:span><text:span text:style-name="T551">]</text:span><text:span text:style-name="T493"> </text:span><text:span text:style-name="T544">|(nn2|pp(is2|hs2|</text:span><text:span text:style-name="T545">[\.\?!]</text:span><text:span text:style-name="T544">))</text:span><text:span text:style-name="T493"> </text:span><text:span text:style-name="T544">each)\S+</text:span><text:span text:style-name="T638">(?# SLOT 2L. Reject <text:s/></text:span><text:span text:style-name="T737">and, </text:span><text:span text:style-name="T638">modals, the negative contraction, verbs that take NP plus BARE INFINITIVE complements, the hashtag, </text:span><text:span text:style-name="T737">does, </text:span><text:span text:style-name="T638">and the patterns </text:span><text:span text:style-name="T737">they each, we each, victims each. </text:span><text:span text:style-name="T639">Reject terminal punctuation because it’s not possible for a MS to occur only 2 words into a new sentence. </text:span><text:span text:style-name="T640">Reject the </text:span><text:span text:style-name="T660">IF</text:span><text:span text:style-name="T640">-subjunctive with simple subjects.</text:span><text:span text:style-name="T638">)</text:span><text:span text:style-name="T541">\s</text:span><text:span text:style-name="T544">(((?&lt;=the_at</text:span><text:span text:style-name="T493"> </text:span><text:span text:style-name="T544">)\S+?_md</text:span><text:span text:style-name="T493"> </text:span><text:span text:style-name="T366">)|(?!\w*?politics</text:span><text:span text:style-name="T371">|couple</text:span><text:span text:style-name="T375">|team_</text:span><text:span text:style-name="T381">|Arsenal</text:span><text:span text:style-name="T469">|--_nn1</text:span><text:span text:style-name="T366">)(same_da</text:span><text:span text:style-name="T493"> </text:span><text:span text:style-name="T469">|</text:span><text:span text:style-name="T369">\S</text:span><text:span text:style-name="T366">+?_(n\w+1</text:span><text:span text:style-name="T465">(_n\w+1@?)?</text:span><text:span text:style-name="T493"> </text:span><text:span text:style-name="T366">|pn1</text:span><text:span text:style-name="T493"> </text:span><text:span text:style-name="T366">|pphs?1</text:span><text:span text:style-name="T493"> </text:span><text:span text:style-name="T366">|d[ad]1</text:span><text:span text:style-name="T493"> </text:span><text:span text:style-name="T366">|mc1</text:span><text:span text:style-name="T493"> </text:span><text:span text:style-name="T366">)))</text:span><text:span text:style-name="T642">(?# SLOT 1L: Reject numerically ambiguous nouns such as </text:span><text:span text:style-name="T656">politics, </text:span><text:span text:style-name="T657">couple</text:span><text:span text:style-name="T642">. This list will likely grow later. Then match 3sg NOUN/PRONOUN, followed by a whitespace. same_dd korjattu muotoon same_daVÄLILYÖNTI.)</text:span><text:span text:style-name="T366">(</text:span><text:span text:style-name="T456">(?!much)</text:span><text:span text:style-name="T544">\S+?_(rr\d?\d?</text:span><text:span text:style-name="T493"> </text:span><text:span text:style-name="T544">|xx</text:span><text:span text:style-name="T493"> </text:span><text:span text:style-name="T544">)){0,2</text:span><text:span text:style-name="T366">}</text:span><text:span text:style-name="T643">(?# OPTIONAL ELEMENT. Match up to 2 OPTIONAL adverbs or a negator plus adverb combination, followed by a whitespace)</text:span><text:span text:style-name="T391">((?!makeover_)[a-z]+_(vv0</text:span><text:span text:style-name="T515"> </text:span><text:span text:style-name="T391">|vd0(?!</text:span><text:span text:style-name="T515"> </text:span><text:span text:style-name="T391">not_|</text:span><text:span text:style-name="T515"> </text:span><text:span text:style-name="T391">n't|</text:span><text:span text:style-name="T515"> </text:span><text:span text:style-name="T421">\S+?</text:span><text:span text:style-name="T391">_</text:span><text:span text:style-name="T420">pp</text:span><text:span text:style-name="T421">(y|is\d|hs2)</text:span><text:span text:style-name="T515"> </text:span><text:soft-page-break/><text:span text:style-name="T420">(\S+?_r[rt]</text:span><text:span text:style-name="T516"> </text:span><text:span text:style-name="T420">)?</text:span><text:span text:style-name="T391">\S+?_v)</text:span><text:span text:style-name="T515"> </text:span><text:span text:style-name="T391">|vh0(?!</text:span><text:span text:style-name="T515"> </text:span><text:span text:style-name="T391">not_|</text:span><text:span text:style-name="T515"> </text:span><text:span text:style-name="T391">n't|</text:span><text:span text:style-name="T515"> </text:span><text:span text:style-name="T391">(I|we|they)_|</text:span><text:span text:style-name="T515"> </text:span><text:span text:style-name="T391">\S+?_(v\wn|rr</text:span><text:span text:style-name="T515"> </text:span><text:span text:style-name="T391">\S+?_v\wn))</text:span><text:span text:style-name="T515"> </text:span><text:span text:style-name="T391">)|live_rr</text:span><text:span text:style-name="T515"> </text:span><text:span text:style-name="T391">)</text:span><text:span text:style-name="T646">(?# NODE. Match an uninflected lexical verb</text:span><text:span text:style-name="T738"> </text:span><text:span text:style-name="T646">plus a whitespace</text:span><text:span text:style-name="T738">.</text:span><text:span text:style-name="T646"> Reject patterns </text:span><text:span text:style-name="T725">do I, do we, do they, do not, do n't, have not, have n't, have done </text:span><text:span text:style-name="T655">and</text:span><text:span text:style-name="T725"> have only done</text:span><text:span text:style-name="T646">. </text:span><text:span text:style-name="T647">Reject patterns </text:span><text:span text:style-name="T727">have I, have we, have they.</text:span><text:span text:style-name="T647"> </text:span><text:span text:style-name="T646">The underscore to the </text:span><text:span text:style-name="T725">not </text:span><text:span text:style-name="T646">forbidden from following </text:span><text:span text:style-name="T725">have </text:span><text:span text:style-name="T646">was added a bit later. It should make sure some valid hits get through, such as hypothetical </text:span><text:span text:style-name="T725">We demand that he have nothing but food in his backpack. </text:span><text:span text:style-name="T648">ALSO MATCH </text:span><text:span text:style-name="T728">live </text:span><text:span text:style-name="T648">incorrectly tagged as an adverb</text:span><text:span text:style-name="T726">.</text:span><text:span text:style-name="T739"> </text:span><text:span text:style-name="T646">)</text:span><text:span text:style-name="T386">|_</text:span><text:span text:style-name="T389">(?!vm|vd\S)[^_]+</text:span><text:span text:style-name="T543">\s</text:span><text:span text:style-name="T386">[^_]+_(n[np][tluo]?2?|pp(is\d|y|hs2)|d[abd]2?|m[cd]2?)</text:span><text:span text:style-name="T649">(?# </text:span><text:span text:style-name="T650">Non-3sg subject</text:span><text:span text:style-name="T649">.)</text:span><text:span text:style-name="T543">\s</text:span><text:span text:style-name="T386">not_xx</text:span><text:span text:style-name="T543">\s</text:span><text:span text:style-name="T386">((?!only)[^_]+_rr</text:span><text:span text:style-name="T571">\s</text:span><text:span text:style-name="T386">)?</text:span><text:span text:style-name="T652">(?# </text:span><text:span text:style-name="T729">NOT</text:span><text:span text:style-name="T652"> </text:span><text:span text:style-name="T653">followed by an optional adverb that is not</text:span><text:span text:style-name="T729"> only.</text:span><text:span text:style-name="T652">)</text:span><text:span text:style-name="T386">[^_]+_(vv[0i]</text:span><text:span text:style-name="T502"> </text:span><text:span text:style-name="T386">|vd[0i](?!</text:span><text:span text:style-name="T502"> </text:span><text:span text:style-name="T386">not_|</text:span><text:span text:style-name="T502"> </text:span><text:span text:style-name="T386">n't)|vh[0i](?!</text:span><text:span text:style-name="T502"> </text:span><text:span text:style-name="T386">not|</text:span><text:span text:style-name="T502"> </text:span><text:span text:style-name="T386">n't|</text:span><text:span text:style-name="T502"> </text:span><text:span text:style-name="T386">\S+?_(v\wn|rr \S+?_v\wn)) )</text:span><text:span text:style-name="T649">(?# <text:s/></text:span><text:span text:style-name="T651">Search 2: </text:span><text:span text:style-name="T650">An uninflected verb:</text:span><text:span text:style-name="T649"> </text:span><text:span text:style-name="T650">v</text:span><text:span text:style-name="T649">v0 </text:span><text:span text:style-name="T650">must be an unambiguous tag without alternatives</text:span><text:span text:style-name="T649">, </text:span><text:span text:style-name="T650">If the verb is </text:span><text:span text:style-name="T731">do</text:span><text:span text:style-name="T661"> </text:span><text:span text:style-name="T650">or </text:span><text:span text:style-name="T730">h</text:span><text:span text:style-name="T731">ave</text:span><text:span text:style-name="T649">, </text:span><text:span text:style-name="T650">it may not be followed by a negator or past participle</text:span><text:span text:style-name="T649">.)</text:span><text:span text:style-name="T388">|</text:span><text:span text:style-name="T542">\s</text:span><text:span text:style-name="T387">(?!([Cc]onsider(s|ed|ing)?|([Dd](o(es|ing)?|id))|[Mm]a(k(es?|ing)|de)|[Gg](iv(es?|ing)|ave)</text:span><text:span text:style-name="T393">|[Cc]all(s|ing|ed)?</text:span><text:span text:style-name="T418">|[Ff](i|ou)nd(s|ing)?</text:span><text:span text:style-name="T484">|[Ll]et(s|ting)?</text:span><text:span text:style-name="T387">)_\S+?|\S+?_</text:span><text:span text:style-name="T409">(</text:span><text:span text:style-name="T387">v</text:span><text:span text:style-name="T455">[</text:span><text:span text:style-name="T387">b</text:span><text:span text:style-name="T455">h]</text:span><text:span text:style-name="T387">\S+</text:span><text:span text:style-name="T409">|i\S</text:span><text:span text:style-name="T443">|xx</text:span><text:span text:style-name="T490">|[!\?\.]|null</text:span><text:span text:style-name="T409">)</text:span><text:span text:style-name="T387">)\S+</text:span><text:span text:style-name="T503"> </text:span><text:span text:style-name="T387">\S+?_(pphs?1)</text:span><text:span text:style-name="T503"> </text:span><text:span text:style-name="T485">(?!--_\S+)</text:span><text:span text:style-name="T489">[^_]+</text:span><text:span text:style-name="T387">_</text:span><text:span text:style-name="T489">(vv0_)?</text:span><text:span text:style-name="T387">nn\S?1)</text:span><text:span text:style-name="T602">(?# Search </text:span><text:span text:style-name="T603">3</text:span><text:span text:style-name="T602">: Match erroneously tagged subjunctive pattern </text:span><text:span text:style-name="T799">demanded</text:span><text:span text:style-name="T691"> she hand_nn1 </text:span><text:span text:style-name="T799">over</text:span><text:span text:style-name="T315">, </text:span><text:span text:style-name="T202">but try to eliminate patterns that reveal </text:span><text:span text:style-name="T316">it</text:span><text:span text:style-name="T202"> to be a non-subject, such as prepositions and certain verbs prior to </text:span><text:span text:style-name="T316">it</text:span><text:span text:style-name="T602"> )</text:span><text:span text:style-name="T390">|((_vhd</text:span><text:span text:style-name="T504"> </text:span><text:span text:style-name="T390">(\w+_rr\w?</text:span><text:span text:style-name="T504"> </text:span><text:span text:style-name="T390">)?</text:span><text:span text:style-name="T406">(?!</text:span><text:span text:style-name="T438">made</text:span><text:span text:style-name="T425">|helped|let</text:span><text:span text:style-name="T438">|</text:span><text:span text:style-name="T406">felt</text:span><text:span text:style-name="T438">|watched</text:span><text:span text:style-name="T406">)</text:span><text:span text:style-name="T390">\w+_v[bv]n</text:span><text:span text:style-name="T504"> </text:span><text:span text:style-name="T390">|</text:span><text:span text:style-name="T472">(?&lt;![!\?\.&gt;])</text:span><text:span text:style-name="T504"> </text:span><text:span text:style-name="T406">(?!</text:span><text:span text:style-name="T433">made</text:span><text:span text:style-name="T425">|helped|let</text:span><text:span text:style-name="T433">|</text:span><text:span text:style-name="T438">watched|</text:span><text:span text:style-name="T406">felt)</text:span><text:span text:style-name="T390">\S+?_v[bv]d\w?</text:span><text:span text:style-name="T464">(_v[bv]n)?</text:span><text:span text:style-name="T463">(?! doing_)</text:span><text:span text:style-name="T504"> </text:span><text:span text:style-name="T390">)</text:span><text:span text:style-name="T641">(?# Search 4 begins: Match a verb phrase in the past or past perfect tense)</text:span><text:span text:style-name="T390">((?!</text:span><text:span text:style-name="T462">(</text:span><text:span text:style-name="T390">[&lt;!;:,"'\.\?</text:span><text:span text:style-name="T449">\(</text:span><text:span text:style-name="T467">-</text:span><text:span text:style-name="T390">]</text:span><text:span text:style-name="T467">-?</text:span><text:span text:style-name="T390">|\S+?_(\w\wq\w?|ccb?|cs[anw</text:span><text:span text:style-name="T504"> </text:span><text:span text:style-name="T390">]</text:span><text:span text:style-name="T439">|v</text:span><text:span text:style-name="T442">[bhv]</text:span><text:span text:style-name="T439">[rz]</text:span><text:span text:style-name="T466">|-</text:span><text:span text:style-name="T390">)|</text:span><text:soft-page-break/><text:span text:style-name="T390">by_</text:span><text:span text:style-name="T462">|\S+?_vvn</text:span><text:span text:style-name="T533"> </text:span><text:span text:style-name="T462">\S+?_i\S</text:span><text:span text:style-name="T533"> </text:span><text:span text:style-name="T431">\S+?_</text:span><text:span text:style-name="T11">(a\S+|d\S+|m\S+)</text:span><text:span text:style-name="T125"> </text:span><text:span text:style-name="T90">\S+?_nn\S+</text:span><text:span text:style-name="T168"> </text:span><text:span text:style-name="T90">\S+?_vv0</text:span><text:span text:style-name="T262">(?#Reject wrongly tagged pattern </text:span><text:span text:style-name="T348">overlooked on the nominees list_vv0</text:span><text:span text:style-name="T262">.)</text:span><text:span text:style-name="T92">|\S+?_xx</text:span><text:span text:style-name="T170"> </text:span><text:span text:style-name="T92">\S+?_vvn</text:span><text:span text:style-name="T170"> </text:span><text:span text:style-name="T92">\S+?_i\S</text:span><text:span text:style-name="T170"> </text:span><text:span text:style-name="T92">\S+?_</text:span><text:span text:style-name="T11">(a\S+|d\S+|m\S+)</text:span><text:span text:style-name="T125"> </text:span><text:span text:style-name="T92">\S+?_jj[rt]?</text:span><text:span text:style-name="T170"> </text:span><text:span text:style-name="T92">\S+?_nn2</text:span><text:span text:style-name="T170"> </text:span><text:span text:style-name="T92">\S+?_vv0</text:span><text:span text:style-name="T263">(?#Reject wrongly tagged pattern </text:span><text:span text:style-name="T349">was not added to the toxic substances list_vv0</text:span><text:span text:style-name="T263">.)</text:span><text:span text:style-name="T95">|</text:span><text:span text:style-name="T96">(</text:span><text:span text:style-name="T95">help(ing)?|let(ting)?|ma(k(e|ing))|watch(ing)?|hear(ing)?|feel(ing)?</text:span><text:span text:style-name="T96">)_vv[ig]</text:span><text:span text:style-name="T264">(?#Reject causative verbs)</text:span><text:span text:style-name="T462">)</text:span><text:span text:style-name="T390">)\S+?_\S+\s){0,5}</text:span><text:span text:style-name="T641">(?# Match 0 to 5 tokens that are not terminal punctuation, quotation marks, subordinators other than </text:span><text:span text:style-name="T732">that, </text:span><text:span text:style-name="T641">etc)</text:span><text:span text:style-name="T405">(?&lt;!vm</text:span><text:span text:style-name="T511"> </text:span><text:span text:style-name="T405">)(?&lt;!vh0</text:span><text:span text:style-name="T511"> </text:span><text:span text:style-name="T405">)</text:span><text:span text:style-name="T412">(?&lt;!watching_vvg</text:span><text:span text:style-name="T512"> </text:span><text:span text:style-name="T412">)</text:span><text:span text:style-name="T460">(?&lt;!so_rr</text:span><text:span text:style-name="T530"> </text:span><text:span text:style-name="T460">)(?&lt;!therefore_rr</text:span><text:span text:style-name="T530"> </text:span><text:span text:style-name="T460">)</text:span><text:span text:style-name="T413">(?!same_)</text:span><text:span text:style-name="T390">\S+?_(n[np][tluo]?2?|pp(is\d|y|hs2)|d[abd]2?|m[cd]2?)</text:span><text:span text:style-name="T641">(?# Match a non-3sg subject.)</text:span><text:span text:style-name="T504"> </text:span><text:span text:style-name="T444">(?!need_)</text:span><text:span text:style-name="T486">[^_]+</text:span><text:span text:style-name="T390">_(vv0</text:span><text:span text:style-name="T504"> </text:span><text:span text:style-name="T390">|vd0(?!</text:span><text:span text:style-name="T504"> </text:span><text:span text:style-name="T390">not_|</text:span><text:span text:style-name="T504"> </text:span><text:span text:style-name="T390">n't)|vh0(?!</text:span><text:span text:style-name="T504"> </text:span><text:span text:style-name="T390">not|</text:span><text:span text:style-name="T504"> </text:span><text:span text:style-name="T390">n't|</text:span><text:span text:style-name="T504"> </text:span><text:span text:style-name="T390">\S+?_(v\wn|rr</text:span><text:span text:style-name="T504"> </text:span><text:span text:style-name="T390">\S+?_v\wn))</text:span><text:span text:style-name="T504"> </text:span><text:span text:style-name="T390">))</text:span><text:span text:style-name="T641">(?# Match a NON-PAST verb phras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7:46:10.23</meta:creation-date>
    <dc:date>2017-03-29T14:28:59.356000000</dc:date>
    <meta:editing-duration>P9DT9M40S</meta:editing-duration>
    <meta:editing-cycles>385</meta:editing-cycles>
    <meta:generator>LibreOffice/5.2.0.4$Windows_x86 LibreOffice_project/066b007f5ebcc236395c7d282ba488bca6720265</meta:generator>
    <meta:document-statistic meta:table-count="0" meta:image-count="0" meta:object-count="0" meta:page-count="18" meta:paragraph-count="1" meta:word-count="2839" meta:character-count="26978" meta:non-whitespace-character-count="24135"/>
  </office:meta>
</office:document-meta>
</file>